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11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31.08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24.64mm"/>
    </style:style>
    <style:style style:name="co10" style:family="table-column">
      <style:table-column-properties fo:break-before="auto" style:column-width="25.21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5.75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25.31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17mm"/>
    </style:style>
    <style:style style:name="co21" style:family="table-column">
      <style:table-column-properties fo:break-before="auto" style:column-width="26.21mm"/>
    </style:style>
    <style:style style:name="co22" style:family="table-column">
      <style:table-column-properties fo:break-before="auto" style:column-width="23.41mm"/>
    </style:style>
    <style:style style:name="co23" style:family="table-column">
      <style:table-column-properties fo:break-before="auto" style:column-width="22.6mm"/>
    </style:style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23.14mm"/>
    </style:style>
    <style:style style:name="co27" style:family="table-column">
      <style:table-column-properties fo:break-before="auto" style:column-width="32.83mm"/>
    </style:style>
    <style:style style:name="co28" style:family="table-column">
      <style:table-column-properties fo:break-before="auto" style:column-width="21.63mm"/>
    </style:style>
    <style:style style:name="co29" style:family="table-column">
      <style:table-column-properties fo:break-before="auto" style:column-width="22.14mm"/>
    </style:style>
    <style:style style:name="co30" style:family="table-column">
      <style:table-column-properties fo:break-before="auto" style:column-width="22.6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Пример_20_частичного_20_когортного_20_ан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1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3"/>
    <style:style style:name="ce5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ример частичного когортного ан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0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number-columns-repeated="979" table:default-cell-style-name="Default"/>
        <table:table-row table:style-name="ro1">
          <table:table-cell office:value-type="string" calcext:value-type="string">
            <text:p>Сумма по полю s</text:p>
          </table:table-cell>
          <table:table-cell office:value-type="string" calcext:value-type="string">
            <text:p>Названия столбцов</text:p>
          </table:table-cell>
          <table:table-cell table:number-columns-repeated="35"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Названия строк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Общий итог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 office:value-type="float" office:value="96812335" calcext:value-type="float">
            <text:p>96 812 335 <text:s text:c="2"/></text:p>
          </table:table-cell>
          <table:table-cell table:style-name="ce1" office:value-type="float" office:value="25468693" calcext:value-type="float">
            <text:p>25 468 693 <text:s text:c="2"/></text:p>
          </table:table-cell>
          <table:table-cell table:style-name="ce1" office:value-type="float" office:value="25617635" calcext:value-type="float">
            <text:p>25 617 635 <text:s text:c="2"/></text:p>
          </table:table-cell>
          <table:table-cell table:style-name="ce1" office:value-type="float" office:value="26668180" calcext:value-type="float">
            <text:p>26 668 180 <text:s text:c="2"/></text:p>
          </table:table-cell>
          <table:table-cell table:style-name="ce1" office:value-type="float" office:value="19850251" calcext:value-type="float">
            <text:p>19 850 251 <text:s text:c="2"/></text:p>
          </table:table-cell>
          <table:table-cell table:style-name="ce1" office:value-type="float" office:value="18961983" calcext:value-type="float">
            <text:p>18 961 983 <text:s text:c="2"/></text:p>
          </table:table-cell>
          <table:table-cell table:style-name="ce1" office:value-type="float" office:value="16130664" calcext:value-type="float">
            <text:p>16 130 664 <text:s text:c="2"/></text:p>
          </table:table-cell>
          <table:table-cell table:style-name="ce1" office:value-type="float" office:value="18981578" calcext:value-type="float">
            <text:p>18 981 578 <text:s text:c="2"/></text:p>
          </table:table-cell>
          <table:table-cell table:style-name="ce1" office:value-type="float" office:value="18740328" calcext:value-type="float">
            <text:p>18 740 328 <text:s text:c="2"/></text:p>
          </table:table-cell>
          <table:table-cell table:style-name="ce1" office:value-type="float" office:value="23092666" calcext:value-type="float">
            <text:p>23 092 666 <text:s text:c="2"/></text:p>
          </table:table-cell>
          <table:table-cell table:style-name="ce1" office:value-type="float" office:value="21833440" calcext:value-type="float">
            <text:p>21 833 440 <text:s text:c="2"/></text:p>
          </table:table-cell>
          <table:table-cell table:style-name="ce1" office:value-type="float" office:value="19578431" calcext:value-type="float">
            <text:p>19 578 431 <text:s text:c="2"/></text:p>
          </table:table-cell>
          <table:table-cell table:style-name="ce1" office:value-type="float" office:value="13435340.8000001" calcext:value-type="float">
            <text:p>13 435 341 <text:s text:c="2"/></text:p>
          </table:table-cell>
          <table:table-cell table:style-name="ce1" office:value-type="float" office:value="11117878.1000001" calcext:value-type="float">
            <text:p>11 117 878 <text:s text:c="2"/></text:p>
          </table:table-cell>
          <table:table-cell table:style-name="ce1" office:value-type="float" office:value="14559577.2000001" calcext:value-type="float">
            <text:p>14 559 577 <text:s text:c="2"/></text:p>
          </table:table-cell>
          <table:table-cell table:style-name="ce1" office:value-type="float" office:value="12741730.4000001" calcext:value-type="float">
            <text:p>12 741 730 <text:s text:c="2"/></text:p>
          </table:table-cell>
          <table:table-cell table:style-name="ce1" office:value-type="float" office:value="11718092.4000001" calcext:value-type="float">
            <text:p>11 718 092 <text:s text:c="2"/></text:p>
          </table:table-cell>
          <table:table-cell table:style-name="ce1" office:value-type="float" office:value="9757885.19999993" calcext:value-type="float">
            <text:p>9 757 885 <text:s text:c="2"/></text:p>
          </table:table-cell>
          <table:table-cell table:style-name="ce1" office:value-type="float" office:value="8357893.59999988" calcext:value-type="float">
            <text:p>8 357 894 <text:s text:c="2"/></text:p>
          </table:table-cell>
          <table:table-cell table:style-name="ce1" office:value-type="float" office:value="10029706.4" calcext:value-type="float">
            <text:p>10 029 706 <text:s text:c="2"/></text:p>
          </table:table-cell>
          <table:table-cell table:style-name="ce1" office:value-type="float" office:value="8938742.39999994" calcext:value-type="float">
            <text:p>8 938 742 <text:s text:c="2"/></text:p>
          </table:table-cell>
          <table:table-cell table:style-name="ce1" office:value-type="float" office:value="10953461.4" calcext:value-type="float">
            <text:p>10 953 461 <text:s text:c="2"/></text:p>
          </table:table-cell>
          <table:table-cell table:style-name="ce1" office:value-type="float" office:value="11606152.6" calcext:value-type="float">
            <text:p>11 606 153 <text:s text:c="2"/></text:p>
          </table:table-cell>
          <table:table-cell table:style-name="ce1" office:value-type="float" office:value="10772057.8" calcext:value-type="float">
            <text:p>10 772 058 <text:s text:c="2"/></text:p>
          </table:table-cell>
          <table:table-cell table:style-name="ce2" table:formula="of:=SUM([.B3:.Y3])" office:value-type="float" office:value="465724702.3" calcext:value-type="float">
            <text:p>465 724 702</text:p>
          </table:table-cell>
          <table:table-cell table:number-columns-repeated="4"/>
          <table:table-cell table:style-name="ce4" table:number-columns-repeated="5"/>
          <table:table-cell/>
          <table:table-cell office:value-type="float" office:value="1601" calcext:value-type="float">
            <text:p>1601</text:p>
          </table:table-cell>
          <table:table-cell table:style-name="ce4" table:formula="of:=SUM([.B3:.M3])" office:value-type="float" office:value="331736184" calcext:value-type="float">
            <text:p>331 736 184</text:p>
          </table:table-cell>
          <table:table-cell table:style-name="ce4" table:formula="of:=SUM([.N3:.Y3])" office:value-type="float" office:value="133988518.3" calcext:value-type="float">
            <text:p>133 988 518</text:p>
          </table:table-cell>
          <table:table-cell table:style-name="ce4" table:formula="of:=[.AM3]*([.AM3]/[.AL3])" office:value-type="float" office:value="54118073.0415272" calcext:value-type="float">
            <text:p>54 118 073</text:p>
          </table:table-cell>
          <table:table-cell table:number-columns-repeated="98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table:style-name="ce1" office:value-type="float" office:value="69967838" calcext:value-type="float">
            <text:p>69 967 838 <text:s text:c="2"/></text:p>
          </table:table-cell>
          <table:table-cell table:style-name="ce1" office:value-type="float" office:value="9697390" calcext:value-type="float">
            <text:p>9 697 390 <text:s text:c="2"/></text:p>
          </table:table-cell>
          <table:table-cell table:style-name="ce1" office:value-type="float" office:value="9643754" calcext:value-type="float">
            <text:p>9 643 754 <text:s text:c="2"/></text:p>
          </table:table-cell>
          <table:table-cell table:style-name="ce1" office:value-type="float" office:value="7061442" calcext:value-type="float">
            <text:p>7 061 442 <text:s text:c="2"/></text:p>
          </table:table-cell>
          <table:table-cell table:style-name="ce1" office:value-type="float" office:value="6251231" calcext:value-type="float">
            <text:p>6 251 231 <text:s text:c="2"/></text:p>
          </table:table-cell>
          <table:table-cell table:style-name="ce1" office:value-type="float" office:value="4939075" calcext:value-type="float">
            <text:p>4 939 075 <text:s text:c="2"/></text:p>
          </table:table-cell>
          <table:table-cell table:style-name="ce1" office:value-type="float" office:value="6240097" calcext:value-type="float">
            <text:p>6 240 097 <text:s text:c="2"/></text:p>
          </table:table-cell>
          <table:table-cell table:style-name="ce1" office:value-type="float" office:value="6555354" calcext:value-type="float">
            <text:p>6 555 354 <text:s text:c="2"/></text:p>
          </table:table-cell>
          <table:table-cell table:style-name="ce1" office:value-type="float" office:value="7797189" calcext:value-type="float">
            <text:p>7 797 189 <text:s text:c="2"/></text:p>
          </table:table-cell>
          <table:table-cell table:style-name="ce1" office:value-type="float" office:value="8447996" calcext:value-type="float">
            <text:p>8 447 996 <text:s text:c="2"/></text:p>
          </table:table-cell>
          <table:table-cell table:style-name="ce1" office:value-type="float" office:value="7312323" calcext:value-type="float">
            <text:p>7 312 323 <text:s text:c="2"/></text:p>
          </table:table-cell>
          <table:table-cell table:style-name="ce1" office:value-type="float" office:value="4880374.79999997" calcext:value-type="float">
            <text:p>4 880 375 <text:s text:c="2"/></text:p>
          </table:table-cell>
          <table:table-cell table:style-name="ce1" office:value-type="float" office:value="4434656.79999998" calcext:value-type="float">
            <text:p>4 434 657 <text:s text:c="2"/></text:p>
          </table:table-cell>
          <table:table-cell table:style-name="ce1" office:value-type="float" office:value="5412615.59999998" calcext:value-type="float">
            <text:p>5 412 616 <text:s text:c="2"/></text:p>
          </table:table-cell>
          <table:table-cell table:style-name="ce1" office:value-type="float" office:value="4514474.99999999" calcext:value-type="float">
            <text:p>4 514 475 <text:s text:c="2"/></text:p>
          </table:table-cell>
          <table:table-cell table:style-name="ce1" office:value-type="float" office:value="4336323.59999998" calcext:value-type="float">
            <text:p>4 336 324 <text:s text:c="2"/></text:p>
          </table:table-cell>
          <table:table-cell table:style-name="ce1" office:value-type="float" office:value="3748459.4" calcext:value-type="float">
            <text:p>3 748 459 <text:s text:c="2"/></text:p>
          </table:table-cell>
          <table:table-cell table:style-name="ce1" office:value-type="float" office:value="2877049.7" calcext:value-type="float">
            <text:p>2 877 050 <text:s text:c="2"/></text:p>
          </table:table-cell>
          <table:table-cell table:style-name="ce1" office:value-type="float" office:value="3132690.4" calcext:value-type="float">
            <text:p>3 132 690 <text:s text:c="2"/></text:p>
          </table:table-cell>
          <table:table-cell table:style-name="ce1" office:value-type="float" office:value="3241466.2" calcext:value-type="float">
            <text:p>3 241 466 <text:s text:c="2"/></text:p>
          </table:table-cell>
          <table:table-cell table:style-name="ce1" office:value-type="float" office:value="4660404.69999999" calcext:value-type="float">
            <text:p>4 660 405 <text:s text:c="2"/></text:p>
          </table:table-cell>
          <table:table-cell table:style-name="ce1" office:value-type="float" office:value="4961935.29999998" calcext:value-type="float">
            <text:p>4 961 935 <text:s text:c="2"/></text:p>
          </table:table-cell>
          <table:table-cell table:style-name="ce1" office:value-type="float" office:value="4547242.69999998" calcext:value-type="float">
            <text:p>4 547 243 <text:s text:c="2"/></text:p>
          </table:table-cell>
          <table:table-cell table:style-name="ce2" table:formula="of:=SUM([.B4:.Y4])" office:value-type="float" office:value="194661383.2" calcext:value-type="float">
            <text:p>194 661 383</text:p>
          </table:table-cell>
          <table:table-cell table:number-columns-repeated="10"/>
          <table:table-cell office:value-type="float" office:value="1602" calcext:value-type="float">
            <text:p>1602</text:p>
          </table:table-cell>
          <table:table-cell table:style-name="ce4"/>
          <table:table-cell table:style-name="ce4" table:formula="of:=SUM([.N4:.Y4])" office:value-type="float" office:value="50747694.1999999" calcext:value-type="float">
            <text:p>50 747 694</text:p>
          </table:table-cell>
          <table:table-cell table:style-name="ce4" table:formula="of:=[.AM4]*([.$AM$3]/[.$AL$3])" office:value-type="float" office:value="20497035.5389375" calcext:value-type="float">
            <text:p>20 497 036</text:p>
          </table:table-cell>
          <table:table-cell table:number-columns-repeated="98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 table:number-columns-repeated="2"/>
          <table:table-cell table:style-name="ce1" office:value-type="float" office:value="79955600" calcext:value-type="float">
            <text:p>79 955 600 <text:s text:c="2"/></text:p>
          </table:table-cell>
          <table:table-cell table:style-name="ce1" office:value-type="float" office:value="11745986" calcext:value-type="float">
            <text:p>11 745 986 <text:s text:c="2"/></text:p>
          </table:table-cell>
          <table:table-cell table:style-name="ce1" office:value-type="float" office:value="7555766" calcext:value-type="float">
            <text:p>7 555 766 <text:s text:c="2"/></text:p>
          </table:table-cell>
          <table:table-cell table:style-name="ce1" office:value-type="float" office:value="7256456" calcext:value-type="float">
            <text:p>7 256 456 <text:s text:c="2"/></text:p>
          </table:table-cell>
          <table:table-cell table:style-name="ce1" office:value-type="float" office:value="5868719" calcext:value-type="float">
            <text:p>5 868 719 <text:s text:c="2"/></text:p>
          </table:table-cell>
          <table:table-cell table:style-name="ce1" office:value-type="float" office:value="7354748" calcext:value-type="float">
            <text:p>7 354 748 <text:s text:c="2"/></text:p>
          </table:table-cell>
          <table:table-cell table:style-name="ce1" office:value-type="float" office:value="7287155" calcext:value-type="float">
            <text:p>7 287 155 <text:s text:c="2"/></text:p>
          </table:table-cell>
          <table:table-cell table:style-name="ce1" office:value-type="float" office:value="8735698" calcext:value-type="float">
            <text:p>8 735 698 <text:s text:c="2"/></text:p>
          </table:table-cell>
          <table:table-cell table:style-name="ce1" office:value-type="float" office:value="9224657" calcext:value-type="float">
            <text:p>9 224 657 <text:s text:c="2"/></text:p>
          </table:table-cell>
          <table:table-cell table:style-name="ce1" office:value-type="float" office:value="7341624" calcext:value-type="float">
            <text:p>7 341 624 <text:s text:c="2"/></text:p>
          </table:table-cell>
          <table:table-cell table:style-name="ce1" office:value-type="float" office:value="5852774.89999994" calcext:value-type="float">
            <text:p>5 852 775 <text:s text:c="2"/></text:p>
          </table:table-cell>
          <table:table-cell table:style-name="ce1" office:value-type="float" office:value="4703905.49999998" calcext:value-type="float">
            <text:p>4 703 905 <text:s text:c="2"/></text:p>
          </table:table-cell>
          <table:table-cell table:style-name="ce1" office:value-type="float" office:value="6149819.89999997" calcext:value-type="float">
            <text:p>6 149 820 <text:s text:c="2"/></text:p>
          </table:table-cell>
          <table:table-cell table:style-name="ce1" office:value-type="float" office:value="5678624.69999995" calcext:value-type="float">
            <text:p>5 678 625 <text:s text:c="2"/></text:p>
          </table:table-cell>
          <table:table-cell table:style-name="ce1" office:value-type="float" office:value="5129745.59999998" calcext:value-type="float">
            <text:p>5 129 746 <text:s text:c="2"/></text:p>
          </table:table-cell>
          <table:table-cell table:style-name="ce1" office:value-type="float" office:value="3658599" calcext:value-type="float">
            <text:p>3 658 599 <text:s text:c="2"/></text:p>
          </table:table-cell>
          <table:table-cell table:style-name="ce1" office:value-type="float" office:value="3281278" calcext:value-type="float">
            <text:p>3 281 278 <text:s text:c="2"/></text:p>
          </table:table-cell>
          <table:table-cell table:style-name="ce1" office:value-type="float" office:value="3659375.3" calcext:value-type="float">
            <text:p>3 659 375 <text:s text:c="2"/></text:p>
          </table:table-cell>
          <table:table-cell table:style-name="ce1" office:value-type="float" office:value="4242710.49999999" calcext:value-type="float">
            <text:p>4 242 710 <text:s text:c="2"/></text:p>
          </table:table-cell>
          <table:table-cell table:style-name="ce1" office:value-type="float" office:value="5402837.29999998" calcext:value-type="float">
            <text:p>5 402 837 <text:s text:c="2"/></text:p>
          </table:table-cell>
          <table:table-cell table:style-name="ce1" office:value-type="float" office:value="5158465.19999997" calcext:value-type="float">
            <text:p>5 158 465 <text:s text:c="2"/></text:p>
          </table:table-cell>
          <table:table-cell table:style-name="ce1" office:value-type="float" office:value="5185180.69999997" calcext:value-type="float">
            <text:p>5 185 181 <text:s text:c="2"/></text:p>
          </table:table-cell>
          <table:table-cell table:style-name="ce2" table:formula="of:=SUM([.B5:.Y5])" office:value-type="float" office:value="210429725.6" calcext:value-type="float">
            <text:p>210 429 726</text:p>
          </table:table-cell>
          <table:table-cell table:number-columns-repeated="10"/>
          <table:table-cell office:value-type="float" office:value="1603" calcext:value-type="float">
            <text:p>1603</text:p>
          </table:table-cell>
          <table:table-cell table:style-name="ce4"/>
          <table:table-cell table:style-name="ce4" table:formula="of:=SUM([.N5:.Y5])" office:value-type="float" office:value="58103316.5999997" calcext:value-type="float">
            <text:p>58 103 317</text:p>
          </table:table-cell>
          <table:table-cell table:style-name="ce4" table:formula="of:=[.AM5]*([.$AM$3]/[.$AL$3])" office:value-type="float" office:value="23467977.4924697" calcext:value-type="float">
            <text:p>23 467 977</text:p>
          </table:table-cell>
          <table:table-cell table:number-columns-repeated="98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 table:number-columns-repeated="3"/>
          <table:table-cell table:style-name="ce1" office:value-type="float" office:value="91266090" calcext:value-type="float">
            <text:p>91 266 090 <text:s text:c="2"/></text:p>
          </table:table-cell>
          <table:table-cell table:style-name="ce1" office:value-type="float" office:value="8773005" calcext:value-type="float">
            <text:p>8 773 005 <text:s text:c="2"/></text:p>
          </table:table-cell>
          <table:table-cell table:style-name="ce1" office:value-type="float" office:value="7379729" calcext:value-type="float">
            <text:p>7 379 729 <text:s text:c="2"/></text:p>
          </table:table-cell>
          <table:table-cell table:style-name="ce1" office:value-type="float" office:value="6028443" calcext:value-type="float">
            <text:p>6 028 443 <text:s text:c="2"/></text:p>
          </table:table-cell>
          <table:table-cell table:style-name="ce1" office:value-type="float" office:value="6635924" calcext:value-type="float">
            <text:p>6 635 924 <text:s text:c="2"/></text:p>
          </table:table-cell>
          <table:table-cell table:style-name="ce1" office:value-type="float" office:value="6625573" calcext:value-type="float">
            <text:p>6 625 573 <text:s text:c="2"/></text:p>
          </table:table-cell>
          <table:table-cell table:style-name="ce1" office:value-type="float" office:value="8417579" calcext:value-type="float">
            <text:p>8 417 579 <text:s text:c="2"/></text:p>
          </table:table-cell>
          <table:table-cell table:style-name="ce1" office:value-type="float" office:value="8629797" calcext:value-type="float">
            <text:p>8 629 797 <text:s text:c="2"/></text:p>
          </table:table-cell>
          <table:table-cell table:style-name="ce1" office:value-type="float" office:value="6970615" calcext:value-type="float">
            <text:p>6 970 615 <text:s text:c="2"/></text:p>
          </table:table-cell>
          <table:table-cell table:style-name="ce1" office:value-type="float" office:value="5358380.29999996" calcext:value-type="float">
            <text:p>5 358 380 <text:s text:c="2"/></text:p>
          </table:table-cell>
          <table:table-cell table:style-name="ce1" office:value-type="float" office:value="4245020.49999999" calcext:value-type="float">
            <text:p>4 245 020 <text:s text:c="2"/></text:p>
          </table:table-cell>
          <table:table-cell table:style-name="ce1" office:value-type="float" office:value="5712270.19999996" calcext:value-type="float">
            <text:p>5 712 270 <text:s text:c="2"/></text:p>
          </table:table-cell>
          <table:table-cell table:style-name="ce1" office:value-type="float" office:value="5287490.59999996" calcext:value-type="float">
            <text:p>5 287 491 <text:s text:c="2"/></text:p>
          </table:table-cell>
          <table:table-cell table:style-name="ce1" office:value-type="float" office:value="4967732.69999998" calcext:value-type="float">
            <text:p>4 967 733 <text:s text:c="2"/></text:p>
          </table:table-cell>
          <table:table-cell table:style-name="ce1" office:value-type="float" office:value="3616759.3" calcext:value-type="float">
            <text:p>3 616 759 <text:s text:c="2"/></text:p>
          </table:table-cell>
          <table:table-cell table:style-name="ce1" office:value-type="float" office:value="3557947.39999999" calcext:value-type="float">
            <text:p>3 557 947 <text:s text:c="2"/></text:p>
          </table:table-cell>
          <table:table-cell table:style-name="ce1" office:value-type="float" office:value="3507320.59999999" calcext:value-type="float">
            <text:p>3 507 321 <text:s text:c="2"/></text:p>
          </table:table-cell>
          <table:table-cell table:style-name="ce1" office:value-type="float" office:value="3764080.59999999" calcext:value-type="float">
            <text:p>3 764 081 <text:s text:c="2"/></text:p>
          </table:table-cell>
          <table:table-cell table:style-name="ce1" office:value-type="float" office:value="4888668.39999999" calcext:value-type="float">
            <text:p>4 888 668 <text:s text:c="2"/></text:p>
          </table:table-cell>
          <table:table-cell table:style-name="ce1" office:value-type="float" office:value="5415766.99999996" calcext:value-type="float">
            <text:p>5 415 767 <text:s text:c="2"/></text:p>
          </table:table-cell>
          <table:table-cell table:style-name="ce1" office:value-type="float" office:value="4973759.69999999" calcext:value-type="float">
            <text:p>4 973 760 <text:s text:c="2"/></text:p>
          </table:table-cell>
          <table:table-cell table:style-name="ce2" table:formula="of:=SUM([.B6:.Y6])" office:value-type="float" office:value="206021952.3" calcext:value-type="float">
            <text:p>206 021 952</text:p>
          </table:table-cell>
          <table:table-cell table:number-columns-repeated="10"/>
          <table:table-cell office:value-type="float" office:value="1604" calcext:value-type="float">
            <text:p>1604</text:p>
          </table:table-cell>
          <table:table-cell table:style-name="ce4"/>
          <table:table-cell table:style-name="ce4" table:formula="of:=SUM([.N6:.Y6])" office:value-type="float" office:value="55295197.2999998" calcext:value-type="float">
            <text:p>55 295 197</text:p>
          </table:table-cell>
          <table:table-cell table:style-name="ce4" table:formula="of:=[.AM6]*([.$AM$3]/[.$AL$3])" office:value-type="float" office:value="22333775.7913473" calcext:value-type="float">
            <text:p>22 333 776</text:p>
          </table:table-cell>
          <table:table-cell table:number-columns-repeated="98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 table:number-columns-repeated="4"/>
          <table:table-cell table:style-name="ce1" office:value-type="float" office:value="65346880" calcext:value-type="float">
            <text:p>65 346 880 <text:s text:c="2"/></text:p>
          </table:table-cell>
          <table:table-cell table:style-name="ce1" office:value-type="float" office:value="7395215" calcext:value-type="float">
            <text:p>7 395 215 <text:s text:c="2"/></text:p>
          </table:table-cell>
          <table:table-cell table:style-name="ce1" office:value-type="float" office:value="5916286" calcext:value-type="float">
            <text:p>5 916 286 <text:s text:c="2"/></text:p>
          </table:table-cell>
          <table:table-cell table:style-name="ce1" office:value-type="float" office:value="5604741" calcext:value-type="float">
            <text:p>5 604 741 <text:s text:c="2"/></text:p>
          </table:table-cell>
          <table:table-cell table:style-name="ce1" office:value-type="float" office:value="5400168" calcext:value-type="float">
            <text:p>5 400 168 <text:s text:c="2"/></text:p>
          </table:table-cell>
          <table:table-cell table:style-name="ce1" office:value-type="float" office:value="6236166" calcext:value-type="float">
            <text:p>6 236 166 <text:s text:c="2"/></text:p>
          </table:table-cell>
          <table:table-cell table:style-name="ce1" office:value-type="float" office:value="6269808" calcext:value-type="float">
            <text:p>6 269 808 <text:s text:c="2"/></text:p>
          </table:table-cell>
          <table:table-cell table:style-name="ce1" office:value-type="float" office:value="5572216" calcext:value-type="float">
            <text:p>5 572 216 <text:s text:c="2"/></text:p>
          </table:table-cell>
          <table:table-cell table:style-name="ce1" office:value-type="float" office:value="3877077.39999999" calcext:value-type="float">
            <text:p>3 877 077 <text:s text:c="2"/></text:p>
          </table:table-cell>
          <table:table-cell table:style-name="ce1" office:value-type="float" office:value="3108417.89999999" calcext:value-type="float">
            <text:p>3 108 418 <text:s text:c="2"/></text:p>
          </table:table-cell>
          <table:table-cell table:style-name="ce1" office:value-type="float" office:value="3994950.4" calcext:value-type="float">
            <text:p>3 994 950 <text:s text:c="2"/></text:p>
          </table:table-cell>
          <table:table-cell table:style-name="ce1" office:value-type="float" office:value="3559289.29999999" calcext:value-type="float">
            <text:p>3 559 289 <text:s text:c="2"/></text:p>
          </table:table-cell>
          <table:table-cell table:style-name="ce1" office:value-type="float" office:value="3621753.1" calcext:value-type="float">
            <text:p>3 621 753 <text:s text:c="2"/></text:p>
          </table:table-cell>
          <table:table-cell table:style-name="ce1" office:value-type="float" office:value="2913649.2" calcext:value-type="float">
            <text:p>2 913 649 <text:s text:c="2"/></text:p>
          </table:table-cell>
          <table:table-cell table:style-name="ce1" office:value-type="float" office:value="2442988.1" calcext:value-type="float">
            <text:p>2 442 988 <text:s text:c="2"/></text:p>
          </table:table-cell>
          <table:table-cell table:style-name="ce1" office:value-type="float" office:value="2507619.8" calcext:value-type="float">
            <text:p>2 507 620 <text:s text:c="2"/></text:p>
          </table:table-cell>
          <table:table-cell table:style-name="ce1" office:value-type="float" office:value="2731586.2" calcext:value-type="float">
            <text:p>2 731 586 <text:s text:c="2"/></text:p>
          </table:table-cell>
          <table:table-cell table:style-name="ce1" office:value-type="float" office:value="3400404.69999999" calcext:value-type="float">
            <text:p>3 400 405 <text:s text:c="2"/></text:p>
          </table:table-cell>
          <table:table-cell table:style-name="ce1" office:value-type="float" office:value="3365314.39999999" calcext:value-type="float">
            <text:p>3 365 314 <text:s text:c="2"/></text:p>
          </table:table-cell>
          <table:table-cell table:style-name="ce1" office:value-type="float" office:value="3346427.7" calcext:value-type="float">
            <text:p>3 346 428 <text:s text:c="2"/></text:p>
          </table:table-cell>
          <table:table-cell table:style-name="ce2" table:formula="of:=SUM([.B7:.Y7])" office:value-type="float" office:value="146610958.2" calcext:value-type="float">
            <text:p>146 610 958</text:p>
          </table:table-cell>
          <table:table-cell table:number-columns-repeated="10"/>
          <table:table-cell office:value-type="float" office:value="1605" calcext:value-type="float">
            <text:p>1605</text:p>
          </table:table-cell>
          <table:table-cell table:style-name="ce4"/>
          <table:table-cell table:style-name="ce4" table:formula="of:=SUM([.N7:.Y7])" office:value-type="float" office:value="38869478.2" calcext:value-type="float">
            <text:p>38 869 478</text:p>
          </table:table-cell>
          <table:table-cell table:style-name="ce4" table:formula="of:=[.AM7]*([.$AM$3]/[.$AL$3])" office:value-type="float" office:value="15699414.3005882" calcext:value-type="float">
            <text:p>15 699 414</text:p>
          </table:table-cell>
          <table:table-cell table:number-columns-repeated="98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 table:number-columns-repeated="5"/>
          <table:table-cell table:style-name="ce1" office:value-type="float" office:value="69431888" calcext:value-type="float">
            <text:p>69 431 888 <text:s text:c="2"/></text:p>
          </table:table-cell>
          <table:table-cell table:style-name="ce1" office:value-type="float" office:value="6967969" calcext:value-type="float">
            <text:p>6 967 969 <text:s text:c="2"/></text:p>
          </table:table-cell>
          <table:table-cell table:style-name="ce1" office:value-type="float" office:value="7031031" calcext:value-type="float">
            <text:p>7 031 031 <text:s text:c="2"/></text:p>
          </table:table-cell>
          <table:table-cell table:style-name="ce1" office:value-type="float" office:value="6322237" calcext:value-type="float">
            <text:p>6 322 237 <text:s text:c="2"/></text:p>
          </table:table-cell>
          <table:table-cell table:style-name="ce1" office:value-type="float" office:value="7309049" calcext:value-type="float">
            <text:p>7 309 049 <text:s text:c="2"/></text:p>
          </table:table-cell>
          <table:table-cell table:style-name="ce1" office:value-type="float" office:value="7383302" calcext:value-type="float">
            <text:p>7 383 302 <text:s text:c="2"/></text:p>
          </table:table-cell>
          <table:table-cell table:style-name="ce1" office:value-type="float" office:value="6112115" calcext:value-type="float">
            <text:p>6 112 115 <text:s text:c="2"/></text:p>
          </table:table-cell>
          <table:table-cell table:style-name="ce1" office:value-type="float" office:value="4287160.49999998" calcext:value-type="float">
            <text:p>4 287 160 <text:s text:c="2"/></text:p>
          </table:table-cell>
          <table:table-cell table:style-name="ce1" office:value-type="float" office:value="3710088.9" calcext:value-type="float">
            <text:p>3 710 089 <text:s text:c="2"/></text:p>
          </table:table-cell>
          <table:table-cell table:style-name="ce1" office:value-type="float" office:value="4987784.19999997" calcext:value-type="float">
            <text:p>4 987 784 <text:s text:c="2"/></text:p>
          </table:table-cell>
          <table:table-cell table:style-name="ce1" office:value-type="float" office:value="4343495.79999998" calcext:value-type="float">
            <text:p>4 343 496 <text:s text:c="2"/></text:p>
          </table:table-cell>
          <table:table-cell table:style-name="ce1" office:value-type="float" office:value="4382551.59999999" calcext:value-type="float">
            <text:p>4 382 552 <text:s text:c="2"/></text:p>
          </table:table-cell>
          <table:table-cell table:style-name="ce1" office:value-type="float" office:value="3421771.5" calcext:value-type="float">
            <text:p>3 421 772 <text:s text:c="2"/></text:p>
          </table:table-cell>
          <table:table-cell table:style-name="ce1" office:value-type="float" office:value="3069880.8" calcext:value-type="float">
            <text:p>3 069 881 <text:s text:c="2"/></text:p>
          </table:table-cell>
          <table:table-cell table:style-name="ce1" office:value-type="float" office:value="2792155.8" calcext:value-type="float">
            <text:p>2 792 156 <text:s text:c="2"/></text:p>
          </table:table-cell>
          <table:table-cell table:style-name="ce1" office:value-type="float" office:value="2570729" calcext:value-type="float">
            <text:p>2 570 729 <text:s text:c="2"/></text:p>
          </table:table-cell>
          <table:table-cell table:style-name="ce1" office:value-type="float" office:value="3209569.3" calcext:value-type="float">
            <text:p>3 209 569 <text:s text:c="2"/></text:p>
          </table:table-cell>
          <table:table-cell table:style-name="ce1" office:value-type="float" office:value="3417852.9" calcext:value-type="float">
            <text:p>3 417 853 <text:s text:c="2"/></text:p>
          </table:table-cell>
          <table:table-cell table:style-name="ce1" office:value-type="float" office:value="2885806.69999999" calcext:value-type="float">
            <text:p>2 885 807 <text:s text:c="2"/></text:p>
          </table:table-cell>
          <table:table-cell table:style-name="ce2" table:formula="of:=SUM([.B8:.Y8])" office:value-type="float" office:value="153636438" calcext:value-type="float">
            <text:p>153 636 438</text:p>
          </table:table-cell>
          <table:table-cell table:number-columns-repeated="10"/>
          <table:table-cell office:value-type="float" office:value="1606" calcext:value-type="float">
            <text:p>1606</text:p>
          </table:table-cell>
          <table:table-cell table:style-name="ce4"/>
          <table:table-cell table:style-name="ce4" table:formula="of:=SUM([.N8:.Y8])" office:value-type="float" office:value="43078846.9999999" calcext:value-type="float">
            <text:p>43 078 847</text:p>
          </table:table-cell>
          <table:table-cell table:style-name="ce4" table:formula="of:=[.AM8]*([.$AM$3]/[.$AL$3])" office:value-type="float" office:value="17399581.8303692" calcext:value-type="float">
            <text:p>17 399 582</text:p>
          </table:table-cell>
          <table:table-cell table:number-columns-repeated="98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 table:number-columns-repeated="6"/>
          <table:table-cell table:style-name="ce1" office:value-type="float" office:value="67340673" calcext:value-type="float">
            <text:p>67 340 673 <text:s text:c="2"/></text:p>
          </table:table-cell>
          <table:table-cell table:style-name="ce1" office:value-type="float" office:value="7144969" calcext:value-type="float">
            <text:p>7 144 969 <text:s text:c="2"/></text:p>
          </table:table-cell>
          <table:table-cell table:style-name="ce1" office:value-type="float" office:value="5848848" calcext:value-type="float">
            <text:p>5 848 848 <text:s text:c="2"/></text:p>
          </table:table-cell>
          <table:table-cell table:style-name="ce1" office:value-type="float" office:value="6650946" calcext:value-type="float">
            <text:p>6 650 946 <text:s text:c="2"/></text:p>
          </table:table-cell>
          <table:table-cell table:style-name="ce1" office:value-type="float" office:value="5832119" calcext:value-type="float">
            <text:p>5 832 119 <text:s text:c="2"/></text:p>
          </table:table-cell>
          <table:table-cell table:style-name="ce1" office:value-type="float" office:value="5447929" calcext:value-type="float">
            <text:p>5 447 929 <text:s text:c="2"/></text:p>
          </table:table-cell>
          <table:table-cell table:style-name="ce1" office:value-type="float" office:value="4166710.09999998" calcext:value-type="float">
            <text:p>4 166 710 <text:s text:c="2"/></text:p>
          </table:table-cell>
          <table:table-cell table:style-name="ce1" office:value-type="float" office:value="3581234.29999999" calcext:value-type="float">
            <text:p>3 581 234 <text:s text:c="2"/></text:p>
          </table:table-cell>
          <table:table-cell table:style-name="ce1" office:value-type="float" office:value="4652681.59999998" calcext:value-type="float">
            <text:p>4 652 682 <text:s text:c="2"/></text:p>
          </table:table-cell>
          <table:table-cell table:style-name="ce1" office:value-type="float" office:value="4081187.59999999" calcext:value-type="float">
            <text:p>4 081 188 <text:s text:c="2"/></text:p>
          </table:table-cell>
          <table:table-cell table:style-name="ce1" office:value-type="float" office:value="4188803.5" calcext:value-type="float">
            <text:p>4 188 804 <text:s text:c="2"/></text:p>
          </table:table-cell>
          <table:table-cell table:style-name="ce1" office:value-type="float" office:value="3228765.4" calcext:value-type="float">
            <text:p>3 228 765 <text:s text:c="2"/></text:p>
          </table:table-cell>
          <table:table-cell table:style-name="ce1" office:value-type="float" office:value="3073816.2" calcext:value-type="float">
            <text:p>3 073 816 <text:s text:c="2"/></text:p>
          </table:table-cell>
          <table:table-cell table:style-name="ce1" office:value-type="float" office:value="2841716.5" calcext:value-type="float">
            <text:p>2 841 717 <text:s text:c="2"/></text:p>
          </table:table-cell>
          <table:table-cell table:style-name="ce1" office:value-type="float" office:value="2877435.4" calcext:value-type="float">
            <text:p>2 877 435 <text:s text:c="2"/></text:p>
          </table:table-cell>
          <table:table-cell table:style-name="ce1" office:value-type="float" office:value="3346488.6" calcext:value-type="float">
            <text:p>3 346 489 <text:s text:c="2"/></text:p>
          </table:table-cell>
          <table:table-cell table:style-name="ce1" office:value-type="float" office:value="2972178.3" calcext:value-type="float">
            <text:p>2 972 178 <text:s text:c="2"/></text:p>
          </table:table-cell>
          <table:table-cell table:style-name="ce1" office:value-type="float" office:value="2908346" calcext:value-type="float">
            <text:p>2 908 346 <text:s text:c="2"/></text:p>
          </table:table-cell>
          <table:table-cell table:style-name="ce2" table:formula="of:=SUM([.B9:.Y9])" office:value-type="float" office:value="140184847.5" calcext:value-type="float">
            <text:p>140 184 848</text:p>
          </table:table-cell>
          <table:table-cell table:number-columns-repeated="10"/>
          <table:table-cell office:value-type="float" office:value="1607" calcext:value-type="float">
            <text:p>1607</text:p>
          </table:table-cell>
          <table:table-cell table:style-name="ce4"/>
          <table:table-cell table:style-name="ce4" table:formula="of:=SUM([.N9:.Y9])" office:value-type="float" office:value="41919363.4999999" calcext:value-type="float">
            <text:p>41 919 364</text:p>
          </table:table-cell>
          <table:table-cell table:style-name="ce4" table:formula="of:=[.AM9]*([.$AM$3]/[.$AL$3])" office:value-type="float" office:value="16931265.4884946" calcext:value-type="float">
            <text:p>16 931 265</text:p>
          </table:table-cell>
          <table:table-cell table:number-columns-repeated="98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 table:number-columns-repeated="7"/>
          <table:table-cell table:style-name="ce1" office:value-type="float" office:value="80568804" calcext:value-type="float">
            <text:p>80 568 804 <text:s text:c="2"/></text:p>
          </table:table-cell>
          <table:table-cell table:style-name="ce1" office:value-type="float" office:value="7572620" calcext:value-type="float">
            <text:p>7 572 620 <text:s text:c="2"/></text:p>
          </table:table-cell>
          <table:table-cell table:style-name="ce1" office:value-type="float" office:value="7385930" calcext:value-type="float">
            <text:p>7 385 930 <text:s text:c="2"/></text:p>
          </table:table-cell>
          <table:table-cell table:style-name="ce1" office:value-type="float" office:value="7140676" calcext:value-type="float">
            <text:p>7 140 676 <text:s text:c="2"/></text:p>
          </table:table-cell>
          <table:table-cell table:style-name="ce1" office:value-type="float" office:value="6211531" calcext:value-type="float">
            <text:p>6 211 531 <text:s text:c="2"/></text:p>
          </table:table-cell>
          <table:table-cell table:style-name="ce1" office:value-type="float" office:value="4395853.69999997" calcext:value-type="float">
            <text:p>4 395 854 <text:s text:c="2"/></text:p>
          </table:table-cell>
          <table:table-cell table:style-name="ce1" office:value-type="float" office:value="3976784.69999998" calcext:value-type="float">
            <text:p>3 976 785 <text:s text:c="2"/></text:p>
          </table:table-cell>
          <table:table-cell table:style-name="ce1" office:value-type="float" office:value="5321259.99999997" calcext:value-type="float">
            <text:p>5 321 260 <text:s text:c="2"/></text:p>
          </table:table-cell>
          <table:table-cell table:style-name="ce1" office:value-type="float" office:value="4268847.79999999" calcext:value-type="float">
            <text:p>4 268 848 <text:s text:c="2"/></text:p>
          </table:table-cell>
          <table:table-cell table:style-name="ce1" office:value-type="float" office:value="4071573.09999999" calcext:value-type="float">
            <text:p>4 071 573 <text:s text:c="2"/></text:p>
          </table:table-cell>
          <table:table-cell table:style-name="ce1" office:value-type="float" office:value="3359152.99999999" calcext:value-type="float">
            <text:p>3 359 153 <text:s text:c="2"/></text:p>
          </table:table-cell>
          <table:table-cell table:style-name="ce1" office:value-type="float" office:value="2708898.5" calcext:value-type="float">
            <text:p>2 708 899 <text:s text:c="2"/></text:p>
          </table:table-cell>
          <table:table-cell table:style-name="ce1" office:value-type="float" office:value="2920538.6" calcext:value-type="float">
            <text:p>2 920 539 <text:s text:c="2"/></text:p>
          </table:table-cell>
          <table:table-cell table:style-name="ce1" office:value-type="float" office:value="3343991" calcext:value-type="float">
            <text:p>3 343 991 <text:s text:c="2"/></text:p>
          </table:table-cell>
          <table:table-cell table:style-name="ce1" office:value-type="float" office:value="3768930.2" calcext:value-type="float">
            <text:p>3 768 930 <text:s text:c="2"/></text:p>
          </table:table-cell>
          <table:table-cell table:style-name="ce1" office:value-type="float" office:value="3829744.8" calcext:value-type="float">
            <text:p>3 829 745 <text:s text:c="2"/></text:p>
          </table:table-cell>
          <table:table-cell table:style-name="ce1" office:value-type="float" office:value="3553975.6" calcext:value-type="float">
            <text:p>3 553 976 <text:s text:c="2"/></text:p>
          </table:table-cell>
          <table:table-cell table:style-name="ce2" table:formula="of:=SUM([.B10:.Y10])" office:value-type="float" office:value="154399112" calcext:value-type="float">
            <text:p>154 399 112</text:p>
          </table:table-cell>
          <table:table-cell table:number-columns-repeated="10"/>
          <table:table-cell office:value-type="float" office:value="1608" calcext:value-type="float">
            <text:p>1608</text:p>
          </table:table-cell>
          <table:table-cell table:style-name="ce4"/>
          <table:table-cell table:style-name="ce4" table:formula="of:=SUM([.N10:.Y10])" office:value-type="float" office:value="45519550.9999999" calcext:value-type="float">
            <text:p>45 519 551</text:p>
          </table:table-cell>
          <table:table-cell table:style-name="ce4" table:formula="of:=[.AM10]*([.$AM$3]/[.$AL$3])" office:value-type="float" office:value="18385384.1888146" calcext:value-type="float">
            <text:p>18 385 384</text:p>
          </table:table-cell>
          <table:table-cell table:number-columns-repeated="98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 table:number-columns-repeated="8"/>
          <table:table-cell table:style-name="ce1" office:value-type="float" office:value="88564741" calcext:value-type="float">
            <text:p>88 564 741 <text:s text:c="2"/></text:p>
          </table:table-cell>
          <table:table-cell table:style-name="ce1" office:value-type="float" office:value="9716036" calcext:value-type="float">
            <text:p>9 716 036 <text:s text:c="2"/></text:p>
          </table:table-cell>
          <table:table-cell table:style-name="ce1" office:value-type="float" office:value="8209034" calcext:value-type="float">
            <text:p>8 209 034 <text:s text:c="2"/></text:p>
          </table:table-cell>
          <table:table-cell table:style-name="ce1" office:value-type="float" office:value="7175255" calcext:value-type="float">
            <text:p>7 175 255 <text:s text:c="2"/></text:p>
          </table:table-cell>
          <table:table-cell table:style-name="ce1" office:value-type="float" office:value="5041843.79999996" calcext:value-type="float">
            <text:p>5 041 844 <text:s text:c="2"/></text:p>
          </table:table-cell>
          <table:table-cell table:style-name="ce1" office:value-type="float" office:value="4380443.19999998" calcext:value-type="float">
            <text:p>4 380 443 <text:s text:c="2"/></text:p>
          </table:table-cell>
          <table:table-cell table:style-name="ce1" office:value-type="float" office:value="5798788.09999994" calcext:value-type="float">
            <text:p>5 798 788 <text:s text:c="2"/></text:p>
          </table:table-cell>
          <table:table-cell table:style-name="ce1" office:value-type="float" office:value="4694461.79999998" calcext:value-type="float">
            <text:p>4 694 462 <text:s text:c="2"/></text:p>
          </table:table-cell>
          <table:table-cell table:style-name="ce1" office:value-type="float" office:value="4533556.29999999" calcext:value-type="float">
            <text:p>4 533 556 <text:s text:c="2"/></text:p>
          </table:table-cell>
          <table:table-cell table:style-name="ce1" office:value-type="float" office:value="3561571.29999999" calcext:value-type="float">
            <text:p>3 561 571 <text:s text:c="2"/></text:p>
          </table:table-cell>
          <table:table-cell table:style-name="ce1" office:value-type="float" office:value="3024133.69999999" calcext:value-type="float">
            <text:p>3 024 134 <text:s text:c="2"/></text:p>
          </table:table-cell>
          <table:table-cell table:style-name="ce1" office:value-type="float" office:value="3181304" calcext:value-type="float">
            <text:p>3 181 304 <text:s text:c="2"/></text:p>
          </table:table-cell>
          <table:table-cell table:style-name="ce1" office:value-type="float" office:value="3412536.4" calcext:value-type="float">
            <text:p>3 412 536 <text:s text:c="2"/></text:p>
          </table:table-cell>
          <table:table-cell table:style-name="ce1" office:value-type="float" office:value="4002982.2" calcext:value-type="float">
            <text:p>4 002 982 <text:s text:c="2"/></text:p>
          </table:table-cell>
          <table:table-cell table:style-name="ce1" office:value-type="float" office:value="4483889.89999999" calcext:value-type="float">
            <text:p>4 483 890 <text:s text:c="2"/></text:p>
          </table:table-cell>
          <table:table-cell table:style-name="ce1" office:value-type="float" office:value="3942230.6" calcext:value-type="float">
            <text:p>3 942 231 <text:s text:c="2"/></text:p>
          </table:table-cell>
          <table:table-cell table:style-name="ce2" table:formula="of:=SUM([.B11:.Y11])" office:value-type="float" office:value="163722807.3" calcext:value-type="float">
            <text:p>163 722 807</text:p>
          </table:table-cell>
          <table:table-cell table:number-columns-repeated="10"/>
          <table:table-cell office:value-type="float" office:value="1609" calcext:value-type="float">
            <text:p>1609</text:p>
          </table:table-cell>
          <table:table-cell table:style-name="ce4"/>
          <table:table-cell table:style-name="ce4" table:formula="of:=SUM([.N11:.Y11])" office:value-type="float" office:value="50057741.2999998" calcext:value-type="float">
            <text:p>50 057 741</text:p>
          </table:table-cell>
          <table:table-cell table:style-name="ce4" table:formula="of:=[.AM11]*([.$AM$3]/[.$AL$3])" office:value-type="float" office:value="20218362.9936242" calcext:value-type="float">
            <text:p>20 218 363</text:p>
          </table:table-cell>
          <table:table-cell table:number-columns-repeated="98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 table:number-columns-repeated="9"/>
          <table:table-cell table:style-name="ce1" office:value-type="float" office:value="126292121" calcext:value-type="float">
            <text:p>126 292 121 <text:s text:c="2"/></text:p>
          </table:table-cell>
          <table:table-cell table:style-name="ce1" office:value-type="float" office:value="14446790" calcext:value-type="float">
            <text:p>14 446 790 <text:s text:c="2"/></text:p>
          </table:table-cell>
          <table:table-cell table:style-name="ce1" office:value-type="float" office:value="11775908" calcext:value-type="float">
            <text:p>11 775 908 <text:s text:c="2"/></text:p>
          </table:table-cell>
          <table:table-cell table:style-name="ce1" office:value-type="float" office:value="7998470.89999988" calcext:value-type="float">
            <text:p>7 998 471 <text:s text:c="2"/></text:p>
          </table:table-cell>
          <table:table-cell table:style-name="ce1" office:value-type="float" office:value="6296567.19999994" calcext:value-type="float">
            <text:p>6 296 567 <text:s text:c="2"/></text:p>
          </table:table-cell>
          <table:table-cell table:style-name="ce1" office:value-type="float" office:value="8534819.9999999" calcext:value-type="float">
            <text:p>8 534 820 <text:s text:c="2"/></text:p>
          </table:table-cell>
          <table:table-cell table:style-name="ce1" office:value-type="float" office:value="7339934.69999993" calcext:value-type="float">
            <text:p>7 339 935 <text:s text:c="2"/></text:p>
          </table:table-cell>
          <table:table-cell table:style-name="ce1" office:value-type="float" office:value="7218049.99999995" calcext:value-type="float">
            <text:p>7 218 050 <text:s text:c="2"/></text:p>
          </table:table-cell>
          <table:table-cell table:style-name="ce1" office:value-type="float" office:value="4710356.69999999" calcext:value-type="float">
            <text:p>4 710 357 <text:s text:c="2"/></text:p>
          </table:table-cell>
          <table:table-cell table:style-name="ce1" office:value-type="float" office:value="4085707.49999999" calcext:value-type="float">
            <text:p>4 085 707 <text:s text:c="2"/></text:p>
          </table:table-cell>
          <table:table-cell table:style-name="ce1" office:value-type="float" office:value="4555080.59999999" calcext:value-type="float">
            <text:p>4 555 081 <text:s text:c="2"/></text:p>
          </table:table-cell>
          <table:table-cell table:style-name="ce1" office:value-type="float" office:value="4861959.19999998" calcext:value-type="float">
            <text:p>4 861 959 <text:s text:c="2"/></text:p>
          </table:table-cell>
          <table:table-cell table:style-name="ce1" office:value-type="float" office:value="6178513.59999996" calcext:value-type="float">
            <text:p>6 178 514 <text:s text:c="2"/></text:p>
          </table:table-cell>
          <table:table-cell table:style-name="ce1" office:value-type="float" office:value="5739227.89999997" calcext:value-type="float">
            <text:p>5 739 228 <text:s text:c="2"/></text:p>
          </table:table-cell>
          <table:table-cell table:style-name="ce1" office:value-type="float" office:value="5569747.39999997" calcext:value-type="float">
            <text:p>5 569 747 <text:s text:c="2"/></text:p>
          </table:table-cell>
          <table:table-cell table:style-name="ce2" table:formula="of:=SUM([.B12:.Y12])" office:value-type="float" office:value="225603254.699999" calcext:value-type="float">
            <text:p>225 603 255</text:p>
          </table:table-cell>
          <table:table-cell table:number-columns-repeated="10"/>
          <table:table-cell office:value-type="float" office:value="1610" calcext:value-type="float">
            <text:p>1610</text:p>
          </table:table-cell>
          <table:table-cell table:style-name="ce4"/>
          <table:table-cell table:style-name="ce4" table:formula="of:=SUM([.N12:.Y12])" office:value-type="float" office:value="73088435.6999995" calcext:value-type="float">
            <text:p>73 088 436</text:p>
          </table:table-cell>
          <table:table-cell table:style-name="ce4" table:formula="of:=[.AM12]*([.$AM$3]/[.$AL$3])" office:value-type="float" office:value="29520479.4551678" calcext:value-type="float">
            <text:p>29 520 479</text:p>
          </table:table-cell>
          <table:table-cell table:number-columns-repeated="98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 table:number-columns-repeated="10"/>
          <table:table-cell table:style-name="ce1" office:value-type="float" office:value="159236414" calcext:value-type="float">
            <text:p>159 236 414 <text:s text:c="2"/></text:p>
          </table:table-cell>
          <table:table-cell table:style-name="ce1" office:value-type="float" office:value="12489429" calcext:value-type="float">
            <text:p>12 489 429 <text:s text:c="2"/></text:p>
          </table:table-cell>
          <table:table-cell table:style-name="ce1" office:value-type="float" office:value="7913105.19999989" calcext:value-type="float">
            <text:p>7 913 105 <text:s text:c="2"/></text:p>
          </table:table-cell>
          <table:table-cell table:style-name="ce1" office:value-type="float" office:value="5849681.59999995" calcext:value-type="float">
            <text:p>5 849 682 <text:s text:c="2"/></text:p>
          </table:table-cell>
          <table:table-cell table:style-name="ce1" office:value-type="float" office:value="7443249.79999992" calcext:value-type="float">
            <text:p>7 443 250 <text:s text:c="2"/></text:p>
          </table:table-cell>
          <table:table-cell table:style-name="ce1" office:value-type="float" office:value="6829226.59999994" calcext:value-type="float">
            <text:p>6 829 227 <text:s text:c="2"/></text:p>
          </table:table-cell>
          <table:table-cell table:style-name="ce1" office:value-type="float" office:value="5756296.69999997" calcext:value-type="float">
            <text:p>5 756 297 <text:s text:c="2"/></text:p>
          </table:table-cell>
          <table:table-cell table:style-name="ce1" office:value-type="float" office:value="4975085.49999997" calcext:value-type="float">
            <text:p>4 975 085 <text:s text:c="2"/></text:p>
          </table:table-cell>
          <table:table-cell table:style-name="ce1" office:value-type="float" office:value="4453308.29999998" calcext:value-type="float">
            <text:p>4 453 308 <text:s text:c="2"/></text:p>
          </table:table-cell>
          <table:table-cell table:style-name="ce1" office:value-type="float" office:value="4524308.59999999" calcext:value-type="float">
            <text:p>4 524 309 <text:s text:c="2"/></text:p>
          </table:table-cell>
          <table:table-cell table:style-name="ce1" office:value-type="float" office:value="4781737.79999999" calcext:value-type="float">
            <text:p>4 781 738 <text:s text:c="2"/></text:p>
          </table:table-cell>
          <table:table-cell table:style-name="ce1" office:value-type="float" office:value="5793307.09999998" calcext:value-type="float">
            <text:p>5 793 307 <text:s text:c="2"/></text:p>
          </table:table-cell>
          <table:table-cell table:style-name="ce1" office:value-type="float" office:value="7242499.59999993" calcext:value-type="float">
            <text:p>7 242 500 <text:s text:c="2"/></text:p>
          </table:table-cell>
          <table:table-cell table:style-name="ce1" office:value-type="float" office:value="6241397.39999998" calcext:value-type="float">
            <text:p>6 241 397 <text:s text:c="2"/></text:p>
          </table:table-cell>
          <table:table-cell table:style-name="ce2" table:formula="of:=SUM([.B13:.Y13])" office:value-type="float" office:value="243529047.2" calcext:value-type="float">
            <text:p>243 529 047</text:p>
          </table:table-cell>
          <table:table-cell table:number-columns-repeated="10"/>
          <table:table-cell office:value-type="float" office:value="1611" calcext:value-type="float">
            <text:p>1611</text:p>
          </table:table-cell>
          <table:table-cell table:style-name="ce4"/>
          <table:table-cell table:style-name="ce4" table:formula="of:=SUM([.N13:.Y13])" office:value-type="float" office:value="71803204.1999995" calcext:value-type="float">
            <text:p>71 803 204</text:p>
          </table:table-cell>
          <table:table-cell table:style-name="ce4" table:formula="of:=[.AM13]*([.$AM$3]/[.$AL$3])" office:value-type="float" office:value="29001373.3923891" calcext:value-type="float">
            <text:p>29 001 373</text:p>
          </table:table-cell>
          <table:table-cell table:number-columns-repeated="98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 table:number-columns-repeated="11"/>
          <table:table-cell table:style-name="ce1" office:value-type="float" office:value="162969773" calcext:value-type="float">
            <text:p>162 969 773 <text:s text:c="2"/></text:p>
          </table:table-cell>
          <table:table-cell table:style-name="ce1" office:value-type="float" office:value="9307495.39999991" calcext:value-type="float">
            <text:p>9 307 495 <text:s text:c="2"/></text:p>
          </table:table-cell>
          <table:table-cell table:style-name="ce1" office:value-type="float" office:value="6167970.19999993" calcext:value-type="float">
            <text:p>6 167 970 <text:s text:c="2"/></text:p>
          </table:table-cell>
          <table:table-cell table:style-name="ce1" office:value-type="float" office:value="7964529.99999993" calcext:value-type="float">
            <text:p>7 964 530 <text:s text:c="2"/></text:p>
          </table:table-cell>
          <table:table-cell table:style-name="ce1" office:value-type="float" office:value="6398065.09999994" calcext:value-type="float">
            <text:p>6 398 065 <text:s text:c="2"/></text:p>
          </table:table-cell>
          <table:table-cell table:style-name="ce1" office:value-type="float" office:value="6497883.69999994" calcext:value-type="float">
            <text:p>6 497 884 <text:s text:c="2"/></text:p>
          </table:table-cell>
          <table:table-cell table:style-name="ce1" office:value-type="float" office:value="5193043.09999998" calcext:value-type="float">
            <text:p>5 193 043 <text:s text:c="2"/></text:p>
          </table:table-cell>
          <table:table-cell table:style-name="ce1" office:value-type="float" office:value="4448963.39999998" calcext:value-type="float">
            <text:p>4 448 963 <text:s text:c="2"/></text:p>
          </table:table-cell>
          <table:table-cell table:style-name="ce1" office:value-type="float" office:value="4503437.4" calcext:value-type="float">
            <text:p>4 503 437 <text:s text:c="2"/></text:p>
          </table:table-cell>
          <table:table-cell table:style-name="ce1" office:value-type="float" office:value="4562368.99999998" calcext:value-type="float">
            <text:p>4 562 369 <text:s text:c="2"/></text:p>
          </table:table-cell>
          <table:table-cell table:style-name="ce1" office:value-type="float" office:value="5506211.89999997" calcext:value-type="float">
            <text:p>5 506 212 <text:s text:c="2"/></text:p>
          </table:table-cell>
          <table:table-cell table:style-name="ce1" office:value-type="float" office:value="6555080.69999995" calcext:value-type="float">
            <text:p>6 555 081 <text:s text:c="2"/></text:p>
          </table:table-cell>
          <table:table-cell table:style-name="ce1" office:value-type="float" office:value="6242995.49999995" calcext:value-type="float">
            <text:p>6 242 995 <text:s text:c="2"/></text:p>
          </table:table-cell>
          <table:table-cell table:style-name="ce2" table:formula="of:=SUM([.B14:.Y14])" office:value-type="float" office:value="236317818.399999" calcext:value-type="float">
            <text:p>236 317 818</text:p>
          </table:table-cell>
          <table:table-cell table:number-columns-repeated="10"/>
          <table:table-cell office:value-type="float" office:value="1612" calcext:value-type="float">
            <text:p>1612</text:p>
          </table:table-cell>
          <table:table-cell table:style-name="ce4"/>
          <table:table-cell table:style-name="ce4" table:formula="of:=SUM([.N14:.Y14])" office:value-type="float" office:value="73348045.3999995" calcext:value-type="float">
            <text:p>73 348 045</text:p>
          </table:table-cell>
          <table:table-cell table:style-name="ce4" table:formula="of:=[.AM14]*([.$AM$3]/[.$AL$3])" office:value-type="float" office:value="29625336.0270976" calcext:value-type="float">
            <text:p>29 625 336</text:p>
          </table:table-cell>
          <table:table-cell table:number-columns-repeated="98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 table:number-columns-repeated="12"/>
          <table:table-cell table:style-name="ce1" office:value-type="float" office:value="100676803.499979" calcext:value-type="float">
            <text:p>100 676 803 <text:s text:c="2"/></text:p>
          </table:table-cell>
          <table:table-cell table:style-name="ce1" office:value-type="float" office:value="6939760.09999991" calcext:value-type="float">
            <text:p>6 939 760 <text:s text:c="2"/></text:p>
          </table:table-cell>
          <table:table-cell table:style-name="ce1" office:value-type="float" office:value="7173382.99999994" calcext:value-type="float">
            <text:p>7 173 383 <text:s text:c="2"/></text:p>
          </table:table-cell>
          <table:table-cell table:style-name="ce1" office:value-type="float" office:value="5915908.59999997" calcext:value-type="float">
            <text:p>5 915 909 <text:s text:c="2"/></text:p>
          </table:table-cell>
          <table:table-cell table:style-name="ce1" office:value-type="float" office:value="5745154.79999996" calcext:value-type="float">
            <text:p>5 745 155 <text:s text:c="2"/></text:p>
          </table:table-cell>
          <table:table-cell table:style-name="ce1" office:value-type="float" office:value="4369264.19999999" calcext:value-type="float">
            <text:p>4 369 264 <text:s text:c="2"/></text:p>
          </table:table-cell>
          <table:table-cell table:style-name="ce1" office:value-type="float" office:value="4025718.89999999" calcext:value-type="float">
            <text:p>4 025 719 <text:s text:c="2"/></text:p>
          </table:table-cell>
          <table:table-cell table:style-name="ce1" office:value-type="float" office:value="3918415.2" calcext:value-type="float">
            <text:p>3 918 415 <text:s text:c="2"/></text:p>
          </table:table-cell>
          <table:table-cell table:style-name="ce1" office:value-type="float" office:value="4091012.09999999" calcext:value-type="float">
            <text:p>4 091 012 <text:s text:c="2"/></text:p>
          </table:table-cell>
          <table:table-cell table:style-name="ce1" office:value-type="float" office:value="4624244.79999998" calcext:value-type="float">
            <text:p>4 624 245 <text:s text:c="2"/></text:p>
          </table:table-cell>
          <table:table-cell table:style-name="ce1" office:value-type="float" office:value="5115516.69999996" calcext:value-type="float">
            <text:p>5 115 517 <text:s text:c="2"/></text:p>
          </table:table-cell>
          <table:table-cell table:style-name="ce1" office:value-type="float" office:value="4701822.29999998" calcext:value-type="float">
            <text:p>4 701 822 <text:s text:c="2"/></text:p>
          </table:table-cell>
          <table:table-cell table:style-name="ce2" table:formula="of:=SUM([.B15:.Y15])" office:value-type="float" office:value="157297004.199979" calcext:value-type="float">
            <text:p>157 297 004</text:p>
          </table:table-cell>
          <table:table-cell table:number-columns-repeated="10"/>
          <table:table-cell office:value-type="float" office:value="1701" calcext:value-type="float">
            <text:p>1701</text:p>
          </table:table-cell>
          <table:table-cell table:style-name="ce4"/>
          <table:table-cell table:style-name="ce4" table:formula="of:=SUM([.N15:.Y15])" office:value-type="float" office:value="157297004.199979" calcext:value-type="float">
            <text:p>157 297 004</text:p>
          </table:table-cell>
          <table:table-cell table:style-name="ce4" table:formula="of:=[.AM15]*([.$AM$3]/[.$AL$3])" office:value-type="float" office:value="63532389.7190065" calcext:value-type="float">
            <text:p>63 532 390</text:p>
          </table:table-cell>
          <table:table-cell table:number-columns-repeated="984"/>
        </table:table-row>
        <table:table-row table:style-name="ro1">
          <table:table-cell table:formula="of:=[.A15]+1" office:value-type="float" office:value="1702" calcext:value-type="float">
            <text:p>1702</text:p>
          </table:table-cell>
          <table:table-cell table:style-name="ce1" table:number-columns-repeated="13"/>
          <table:table-cell table:style-name="ce1" office:value-type="float" office:value="93105248.5999835" calcext:value-type="float">
            <text:p>93 105 249 <text:s text:c="2"/></text:p>
          </table:table-cell>
          <table:table-cell table:style-name="ce1" office:value-type="float" office:value="9149282.79999995" calcext:value-type="float">
            <text:p>9 149 283 <text:s text:c="2"/></text:p>
          </table:table-cell>
          <table:table-cell table:style-name="ce1" office:value-type="float" office:value="6321506.79999994" calcext:value-type="float">
            <text:p>6 321 507 <text:s text:c="2"/></text:p>
          </table:table-cell>
          <table:table-cell table:style-name="ce1" office:value-type="float" office:value="5748111.59999996" calcext:value-type="float">
            <text:p>5 748 112 <text:s text:c="2"/></text:p>
          </table:table-cell>
          <table:table-cell table:style-name="ce1" office:value-type="float" office:value="4631137.69999998" calcext:value-type="float">
            <text:p>4 631 138 <text:s text:c="2"/></text:p>
          </table:table-cell>
          <table:table-cell table:style-name="ce1" office:value-type="float" office:value="4074564.19999999" calcext:value-type="float">
            <text:p>4 074 564 <text:s text:c="2"/></text:p>
          </table:table-cell>
          <table:table-cell table:style-name="ce1" office:value-type="float" office:value="3849300.00000001" calcext:value-type="float">
            <text:p>3 849 300 <text:s text:c="2"/></text:p>
          </table:table-cell>
          <table:table-cell table:style-name="ce1" office:value-type="float" office:value="4236481.2" calcext:value-type="float">
            <text:p>4 236 481 <text:s text:c="2"/></text:p>
          </table:table-cell>
          <table:table-cell table:style-name="ce1" office:value-type="float" office:value="5156387.59999998" calcext:value-type="float">
            <text:p>5 156 388 <text:s text:c="2"/></text:p>
          </table:table-cell>
          <table:table-cell table:style-name="ce1" office:value-type="float" office:value="4349311.39999999" calcext:value-type="float">
            <text:p>4 349 311 <text:s text:c="2"/></text:p>
          </table:table-cell>
          <table:table-cell table:style-name="ce1" office:value-type="float" office:value="4269842.5" calcext:value-type="float">
            <text:p>4 269 843 <text:s text:c="2"/></text:p>
          </table:table-cell>
          <table:table-cell table:style-name="ce2" table:formula="of:=SUM([.B16:.Y16])" office:value-type="float" office:value="144891174.399983" calcext:value-type="float">
            <text:p>144 891 174</text:p>
          </table:table-cell>
          <table:table-cell table:number-columns-repeated="10"/>
          <table:table-cell table:formula="of:=[.AK15]+1" office:value-type="float" office:value="1702" calcext:value-type="float">
            <text:p>1702</text:p>
          </table:table-cell>
          <table:table-cell table:style-name="ce4"/>
          <table:table-cell table:style-name="ce4" table:formula="of:=SUM([.N16:.Y16])" office:value-type="float" office:value="144891174.399983" calcext:value-type="float">
            <text:p>144 891 174</text:p>
          </table:table-cell>
          <table:table-cell table:style-name="ce4" table:formula="of:=[.AM16]*([.$AM$3]/[.$AL$3])" office:value-type="float" office:value="58521664.8317167" calcext:value-type="float">
            <text:p>58 521 665</text:p>
          </table:table-cell>
          <table:table-cell table:number-columns-repeated="984"/>
        </table:table-row>
        <table:table-row table:style-name="ro1">
          <table:table-cell table:formula="of:=[.A16]+1" office:value-type="float" office:value="1703" calcext:value-type="float">
            <text:p>1703</text:p>
          </table:table-cell>
          <table:table-cell table:style-name="ce1" table:number-columns-repeated="14"/>
          <table:table-cell table:style-name="ce1" office:value-type="float" office:value="117934294.799977" calcext:value-type="float">
            <text:p>117 934 295 <text:s text:c="2"/></text:p>
          </table:table-cell>
          <table:table-cell table:style-name="ce1" office:value-type="float" office:value="8522249.39999991" calcext:value-type="float">
            <text:p>8 522 249 <text:s text:c="2"/></text:p>
          </table:table-cell>
          <table:table-cell table:style-name="ce1" office:value-type="float" office:value="7582773.09999991" calcext:value-type="float">
            <text:p>7 582 773 <text:s text:c="2"/></text:p>
          </table:table-cell>
          <table:table-cell table:style-name="ce1" office:value-type="float" office:value="5049831.49999998" calcext:value-type="float">
            <text:p>5 049 831 <text:s text:c="2"/></text:p>
          </table:table-cell>
          <table:table-cell table:style-name="ce1" office:value-type="float" office:value="4657070.59999998" calcext:value-type="float">
            <text:p>4 657 071 <text:s text:c="2"/></text:p>
          </table:table-cell>
          <table:table-cell table:style-name="ce1" office:value-type="float" office:value="4518898.29999999" calcext:value-type="float">
            <text:p>4 518 898 <text:s text:c="2"/></text:p>
          </table:table-cell>
          <table:table-cell table:style-name="ce1" office:value-type="float" office:value="4603210.49999998" calcext:value-type="float">
            <text:p>4 603 210 <text:s text:c="2"/></text:p>
          </table:table-cell>
          <table:table-cell table:style-name="ce1" office:value-type="float" office:value="5357471.69999997" calcext:value-type="float">
            <text:p>5 357 472 <text:s text:c="2"/></text:p>
          </table:table-cell>
          <table:table-cell table:style-name="ce1" office:value-type="float" office:value="5715908.09999995" calcext:value-type="float">
            <text:p>5 715 908 <text:s text:c="2"/></text:p>
          </table:table-cell>
          <table:table-cell table:style-name="ce1" office:value-type="float" office:value="4782136.1" calcext:value-type="float">
            <text:p>4 782 136 <text:s text:c="2"/></text:p>
          </table:table-cell>
          <table:table-cell table:style-name="ce2" table:formula="of:=SUM([.B17:.Y17])" office:value-type="float" office:value="168723844.099977" calcext:value-type="float">
            <text:p>168 723 844</text:p>
          </table:table-cell>
          <table:table-cell table:number-columns-repeated="10"/>
          <table:table-cell table:formula="of:=[.AK16]+1" office:value-type="float" office:value="1703" calcext:value-type="float">
            <text:p>1703</text:p>
          </table:table-cell>
          <table:table-cell table:style-name="ce4"/>
          <table:table-cell table:style-name="ce4" table:formula="of:=SUM([.N17:.Y17])" office:value-type="float" office:value="168723844.099977" calcext:value-type="float">
            <text:p>168 723 844</text:p>
          </table:table-cell>
          <table:table-cell table:style-name="ce4" table:formula="of:=[.AM17]*([.$AM$3]/[.$AL$3])" office:value-type="float" office:value="68147699.7783158" calcext:value-type="float">
            <text:p>68 147 700</text:p>
          </table:table-cell>
          <table:table-cell table:number-columns-repeated="984"/>
        </table:table-row>
        <table:table-row table:style-name="ro1">
          <table:table-cell table:formula="of:=[.A17]+1" office:value-type="float" office:value="1704" calcext:value-type="float">
            <text:p>1704</text:p>
          </table:table-cell>
          <table:table-cell table:style-name="ce1" table:number-columns-repeated="15"/>
          <table:table-cell table:style-name="ce1" office:value-type="float" office:value="107164715.699977" calcext:value-type="float">
            <text:p>107 164 716 <text:s text:c="2"/></text:p>
          </table:table-cell>
          <table:table-cell table:style-name="ce1" office:value-type="float" office:value="8446127.8999999" calcext:value-type="float">
            <text:p>8 446 128 <text:s text:c="2"/></text:p>
          </table:table-cell>
          <table:table-cell table:style-name="ce1" office:value-type="float" office:value="5354918.79999996" calcext:value-type="float">
            <text:p>5 354 919 <text:s text:c="2"/></text:p>
          </table:table-cell>
          <table:table-cell table:style-name="ce1" office:value-type="float" office:value="4915243.19999997" calcext:value-type="float">
            <text:p>4 915 243 <text:s text:c="2"/></text:p>
          </table:table-cell>
          <table:table-cell table:style-name="ce1" office:value-type="float" office:value="4188224.6" calcext:value-type="float">
            <text:p>4 188 225 <text:s text:c="2"/></text:p>
          </table:table-cell>
          <table:table-cell table:style-name="ce1" office:value-type="float" office:value="4197064.19999999" calcext:value-type="float">
            <text:p>4 197 064 <text:s text:c="2"/></text:p>
          </table:table-cell>
          <table:table-cell table:style-name="ce1" office:value-type="float" office:value="5003535.59999998" calcext:value-type="float">
            <text:p>5 003 536 <text:s text:c="2"/></text:p>
          </table:table-cell>
          <table:table-cell table:style-name="ce1" office:value-type="float" office:value="5349472.09999997" calcext:value-type="float">
            <text:p>5 349 472 <text:s text:c="2"/></text:p>
          </table:table-cell>
          <table:table-cell table:style-name="ce1" office:value-type="float" office:value="4184141.49999999" calcext:value-type="float">
            <text:p>4 184 141 <text:s text:c="2"/></text:p>
          </table:table-cell>
          <table:table-cell table:style-name="ce2" table:formula="of:=SUM([.B18:.Y18])" office:value-type="float" office:value="148803443.599977" calcext:value-type="float">
            <text:p>148 803 444</text:p>
          </table:table-cell>
          <table:table-cell table:number-columns-repeated="10"/>
          <table:table-cell table:formula="of:=[.AK17]+1" office:value-type="float" office:value="1704" calcext:value-type="float">
            <text:p>1704</text:p>
          </table:table-cell>
          <table:table-cell table:style-name="ce4"/>
          <table:table-cell table:style-name="ce4" table:formula="of:=SUM([.N18:.Y18])" office:value-type="float" office:value="148803443.599977" calcext:value-type="float">
            <text:p>148 803 444</text:p>
          </table:table-cell>
          <table:table-cell table:style-name="ce4" table:formula="of:=[.AM18]*([.$AM$3]/[.$AL$3])" office:value-type="float" office:value="60101833.5880374" calcext:value-type="float">
            <text:p>60 101 834</text:p>
          </table:table-cell>
          <table:table-cell table:number-columns-repeated="984"/>
        </table:table-row>
        <table:table-row table:style-name="ro1">
          <table:table-cell table:formula="of:=[.A18]+1" office:value-type="float" office:value="1705" calcext:value-type="float">
            <text:p>1705</text:p>
          </table:table-cell>
          <table:table-cell table:style-name="ce1" table:number-columns-repeated="16"/>
          <table:table-cell table:style-name="ce1" office:value-type="float" office:value="123131022.699974" calcext:value-type="float">
            <text:p>123 131 023 <text:s text:c="2"/></text:p>
          </table:table-cell>
          <table:table-cell table:style-name="ce1" office:value-type="float" office:value="8428331.79999993" calcext:value-type="float">
            <text:p>8 428 332 <text:s text:c="2"/></text:p>
          </table:table-cell>
          <table:table-cell table:style-name="ce1" office:value-type="float" office:value="6310730.29999994" calcext:value-type="float">
            <text:p>6 310 730 <text:s text:c="2"/></text:p>
          </table:table-cell>
          <table:table-cell table:style-name="ce1" office:value-type="float" office:value="5500454.39999998" calcext:value-type="float">
            <text:p>5 500 454 <text:s text:c="2"/></text:p>
          </table:table-cell>
          <table:table-cell table:style-name="ce1" office:value-type="float" office:value="5028741.89999996" calcext:value-type="float">
            <text:p>5 028 742 <text:s text:c="2"/></text:p>
          </table:table-cell>
          <table:table-cell table:style-name="ce1" office:value-type="float" office:value="5979021.29999997" calcext:value-type="float">
            <text:p>5 979 021 <text:s text:c="2"/></text:p>
          </table:table-cell>
          <table:table-cell table:style-name="ce1" office:value-type="float" office:value="5764898.29999997" calcext:value-type="float">
            <text:p>5 764 898 <text:s text:c="2"/></text:p>
          </table:table-cell>
          <table:table-cell table:style-name="ce1" office:value-type="float" office:value="4761000.99999998" calcext:value-type="float">
            <text:p>4 761 001 <text:s text:c="2"/></text:p>
          </table:table-cell>
          <table:table-cell table:style-name="ce2" table:formula="of:=SUM([.B19:.Y19])" office:value-type="float" office:value="164904201.699974" calcext:value-type="float">
            <text:p>164 904 202</text:p>
          </table:table-cell>
          <table:table-cell table:number-columns-repeated="10"/>
          <table:table-cell table:formula="of:=[.AK18]+1" office:value-type="float" office:value="1705" calcext:value-type="float">
            <text:p>1705</text:p>
          </table:table-cell>
          <table:table-cell table:style-name="ce4"/>
          <table:table-cell table:style-name="ce4" table:formula="of:=SUM([.N19:.Y19])" office:value-type="float" office:value="164904201.699974" calcext:value-type="float">
            <text:p>164 904 202</text:p>
          </table:table-cell>
          <table:table-cell table:style-name="ce4" table:formula="of:=[.AM19]*([.$AM$3]/[.$AL$3])" office:value-type="float" office:value="66604943.0629004" calcext:value-type="float">
            <text:p>66 604 943</text:p>
          </table:table-cell>
          <table:table-cell table:number-columns-repeated="984"/>
        </table:table-row>
        <table:table-row table:style-name="ro1">
          <table:table-cell table:formula="of:=[.A19]+1" office:value-type="float" office:value="1706" calcext:value-type="float">
            <text:p>1706</text:p>
          </table:table-cell>
          <table:table-cell table:style-name="ce1" table:number-columns-repeated="17"/>
          <table:table-cell table:style-name="ce1" office:value-type="float" office:value="104977254.899977" calcext:value-type="float">
            <text:p>104 977 255 <text:s text:c="2"/></text:p>
          </table:table-cell>
          <table:table-cell table:style-name="ce1" office:value-type="float" office:value="8865894.79999989" calcext:value-type="float">
            <text:p>8 865 895 <text:s text:c="2"/></text:p>
          </table:table-cell>
          <table:table-cell table:style-name="ce1" office:value-type="float" office:value="6988671.19999992" calcext:value-type="float">
            <text:p>6 988 671 <text:s text:c="2"/></text:p>
          </table:table-cell>
          <table:table-cell table:style-name="ce1" office:value-type="float" office:value="6004254.89999995" calcext:value-type="float">
            <text:p>6 004 255 <text:s text:c="2"/></text:p>
          </table:table-cell>
          <table:table-cell table:style-name="ce1" office:value-type="float" office:value="5937971.89999995" calcext:value-type="float">
            <text:p>5 937 972 <text:s text:c="2"/></text:p>
          </table:table-cell>
          <table:table-cell table:style-name="ce1" office:value-type="float" office:value="5617618.99999995" calcext:value-type="float">
            <text:p>5 617 619 <text:s text:c="2"/></text:p>
          </table:table-cell>
          <table:table-cell table:style-name="ce1" office:value-type="float" office:value="5141068.79999998" calcext:value-type="float">
            <text:p>5 141 069 <text:s text:c="2"/></text:p>
          </table:table-cell>
          <table:table-cell table:style-name="ce2" table:formula="of:=SUM([.B20:.Y20])" office:value-type="float" office:value="143532735.499977" calcext:value-type="float">
            <text:p>143 532 735</text:p>
          </table:table-cell>
          <table:table-cell table:number-columns-repeated="10"/>
          <table:table-cell table:formula="of:=[.AK19]+1" office:value-type="float" office:value="1706" calcext:value-type="float">
            <text:p>1706</text:p>
          </table:table-cell>
          <table:table-cell table:style-name="ce4"/>
          <table:table-cell table:style-name="ce4" table:formula="of:=SUM([.N20:.Y20])" office:value-type="float" office:value="143532735.499977" calcext:value-type="float">
            <text:p>143 532 735</text:p>
          </table:table-cell>
          <table:table-cell table:style-name="ce4" table:formula="of:=[.AM20]*([.$AM$3]/[.$AL$3])" office:value-type="float" office:value="57972990.2397012" calcext:value-type="float">
            <text:p>57 972 990</text:p>
          </table:table-cell>
          <table:table-cell table:number-columns-repeated="984"/>
        </table:table-row>
        <table:table-row table:style-name="ro1">
          <table:table-cell table:formula="of:=[.A20]+1" office:value-type="float" office:value="1707" calcext:value-type="float">
            <text:p>1707</text:p>
          </table:table-cell>
          <table:table-cell table:style-name="ce1" table:number-columns-repeated="18"/>
          <table:table-cell table:style-name="ce1" office:value-type="float" office:value="108994806.199974" calcext:value-type="float">
            <text:p>108 994 806 <text:s text:c="2"/></text:p>
          </table:table-cell>
          <table:table-cell table:style-name="ce1" office:value-type="float" office:value="8090613.29999993" calcext:value-type="float">
            <text:p>8 090 613 <text:s text:c="2"/></text:p>
          </table:table-cell>
          <table:table-cell table:style-name="ce1" office:value-type="float" office:value="4889045.69999998" calcext:value-type="float">
            <text:p>4 889 046 <text:s text:c="2"/></text:p>
          </table:table-cell>
          <table:table-cell table:style-name="ce1" office:value-type="float" office:value="5646041.79999996" calcext:value-type="float">
            <text:p>5 646 042 <text:s text:c="2"/></text:p>
          </table:table-cell>
          <table:table-cell table:style-name="ce1" office:value-type="float" office:value="5469260.29999996" calcext:value-type="float">
            <text:p>5 469 260 <text:s text:c="2"/></text:p>
          </table:table-cell>
          <table:table-cell table:style-name="ce1" office:value-type="float" office:value="5067091.39999997" calcext:value-type="float">
            <text:p>5 067 091 <text:s text:c="2"/></text:p>
          </table:table-cell>
          <table:table-cell table:style-name="ce2" table:formula="of:=SUM([.B21:.Y21])" office:value-type="float" office:value="138156858.699974" calcext:value-type="float">
            <text:p>138 156 859</text:p>
          </table:table-cell>
          <table:table-cell table:number-columns-repeated="10"/>
          <table:table-cell table:formula="of:=[.AK20]+1" office:value-type="float" office:value="1707" calcext:value-type="float">
            <text:p>1707</text:p>
          </table:table-cell>
          <table:table-cell table:style-name="ce4"/>
          <table:table-cell table:style-name="ce4" table:formula="of:=SUM([.N21:.Y21])" office:value-type="float" office:value="138156858.699974" calcext:value-type="float">
            <text:p>138 156 859</text:p>
          </table:table-cell>
          <table:table-cell table:style-name="ce4" table:formula="of:=[.AM21]*([.$AM$3]/[.$AL$3])" office:value-type="float" office:value="55801669.1667014" calcext:value-type="float">
            <text:p>55 801 669</text:p>
          </table:table-cell>
          <table:table-cell table:number-columns-repeated="984"/>
        </table:table-row>
        <table:table-row table:style-name="ro1">
          <table:table-cell table:formula="of:=[.A21]+1" office:value-type="float" office:value="1708" calcext:value-type="float">
            <text:p>1708</text:p>
          </table:table-cell>
          <table:table-cell table:style-name="ce1" table:number-columns-repeated="19"/>
          <table:table-cell table:style-name="ce1" office:value-type="float" office:value="120646008.699972" calcext:value-type="float">
            <text:p>120 646 009 <text:s text:c="2"/></text:p>
          </table:table-cell>
          <table:table-cell table:style-name="ce1" office:value-type="float" office:value="7973635.59999991" calcext:value-type="float">
            <text:p>7 973 636 <text:s text:c="2"/></text:p>
          </table:table-cell>
          <table:table-cell table:style-name="ce1" office:value-type="float" office:value="7102996.59999994" calcext:value-type="float">
            <text:p>7 102 997 <text:s text:c="2"/></text:p>
          </table:table-cell>
          <table:table-cell table:style-name="ce1" office:value-type="float" office:value="6307841.39999997" calcext:value-type="float">
            <text:p>6 307 841 <text:s text:c="2"/></text:p>
          </table:table-cell>
          <table:table-cell table:style-name="ce1" office:value-type="float" office:value="5998446.29999995" calcext:value-type="float">
            <text:p>5 998 446 <text:s text:c="2"/></text:p>
          </table:table-cell>
          <table:table-cell table:style-name="ce2" table:formula="of:=SUM([.B22:.Y22])" office:value-type="float" office:value="148028928.599972" calcext:value-type="float">
            <text:p>148 028 929</text:p>
          </table:table-cell>
          <table:table-cell table:number-columns-repeated="10"/>
          <table:table-cell table:formula="of:=[.AK21]+1" office:value-type="float" office:value="1708" calcext:value-type="float">
            <text:p>1708</text:p>
          </table:table-cell>
          <table:table-cell table:style-name="ce4"/>
          <table:table-cell table:style-name="ce4" table:formula="of:=SUM([.N22:.Y22])" office:value-type="float" office:value="148028928.599972" calcext:value-type="float">
            <text:p>148 028 929</text:p>
          </table:table-cell>
          <table:table-cell table:style-name="ce4" table:formula="of:=[.AM22]*([.$AM$3]/[.$AL$3])" office:value-type="float" office:value="59789006.3407938" calcext:value-type="float">
            <text:p>59 789 006</text:p>
          </table:table-cell>
          <table:table-cell table:number-columns-repeated="984"/>
        </table:table-row>
        <table:table-row table:style-name="ro1">
          <table:table-cell table:formula="of:=[.A22]+1" office:value-type="float" office:value="1709" calcext:value-type="float">
            <text:p>1709</text:p>
          </table:table-cell>
          <table:table-cell table:style-name="ce1" table:number-columns-repeated="20"/>
          <table:table-cell table:style-name="ce1" office:value-type="float" office:value="121681594.299971" calcext:value-type="float">
            <text:p>121 681 594 <text:s text:c="2"/></text:p>
          </table:table-cell>
          <table:table-cell table:style-name="ce1" office:value-type="float" office:value="10277351.6999999" calcext:value-type="float">
            <text:p>10 277 352 <text:s text:c="2"/></text:p>
          </table:table-cell>
          <table:table-cell table:style-name="ce1" office:value-type="float" office:value="7751644.5999999" calcext:value-type="float">
            <text:p>7 751 645 <text:s text:c="2"/></text:p>
          </table:table-cell>
          <table:table-cell table:style-name="ce1" office:value-type="float" office:value="6455291.49999995" calcext:value-type="float">
            <text:p>6 455 291 <text:s text:c="2"/></text:p>
          </table:table-cell>
          <table:table-cell table:style-name="ce2" table:formula="of:=SUM([.B23:.Y23])" office:value-type="float" office:value="146165882.099971" calcext:value-type="float">
            <text:p>146 165 882</text:p>
          </table:table-cell>
          <table:table-cell table:number-columns-repeated="10"/>
          <table:table-cell table:formula="of:=[.AK22]+1" office:value-type="float" office:value="1709" calcext:value-type="float">
            <text:p>1709</text:p>
          </table:table-cell>
          <table:table-cell table:style-name="ce4"/>
          <table:table-cell table:style-name="ce4" table:formula="of:=SUM([.N23:.Y23])" office:value-type="float" office:value="146165882.099971" calcext:value-type="float">
            <text:p>146 165 882</text:p>
          </table:table-cell>
          <table:table-cell table:style-name="ce4" table:formula="of:=[.AM23]*([.$AM$3]/[.$AL$3])" office:value-type="float" office:value="59036520.3229914" calcext:value-type="float">
            <text:p>59 036 520</text:p>
          </table:table-cell>
          <table:table-cell table:number-columns-repeated="984"/>
        </table:table-row>
        <table:table-row table:style-name="ro1">
          <table:table-cell table:formula="of:=[.A23]+1" office:value-type="float" office:value="1710" calcext:value-type="float">
            <text:p>1710</text:p>
          </table:table-cell>
          <table:table-cell table:style-name="ce1" table:number-columns-repeated="21"/>
          <table:table-cell table:style-name="ce1" office:value-type="float" office:value="164016876.099981" calcext:value-type="float">
            <text:p>164 016 876 <text:s text:c="2"/></text:p>
          </table:table-cell>
          <table:table-cell table:style-name="ce1" office:value-type="float" office:value="16291594.9000002" calcext:value-type="float">
            <text:p>16 291 595 <text:s text:c="2"/></text:p>
          </table:table-cell>
          <table:table-cell table:style-name="ce1" office:value-type="float" office:value="11886180.6" calcext:value-type="float">
            <text:p>11 886 181 <text:s text:c="2"/></text:p>
          </table:table-cell>
          <table:table-cell table:style-name="ce2" table:formula="of:=SUM([.B24:.Y24])" office:value-type="float" office:value="192194651.599981" calcext:value-type="float">
            <text:p>192 194 652</text:p>
          </table:table-cell>
          <table:table-cell table:number-columns-repeated="10"/>
          <table:table-cell table:formula="of:=[.AK23]+1" office:value-type="float" office:value="1710" calcext:value-type="float">
            <text:p>1710</text:p>
          </table:table-cell>
          <table:table-cell table:style-name="ce4"/>
          <table:table-cell table:style-name="ce4" table:formula="of:=SUM([.N24:.Y24])" office:value-type="float" office:value="192194651.599981" calcext:value-type="float">
            <text:p>192 194 652</text:p>
          </table:table-cell>
          <table:table-cell table:style-name="ce4" table:formula="of:=[.AM24]*([.$AM$3]/[.$AL$3])" office:value-type="float" office:value="77627578.2839121" calcext:value-type="float">
            <text:p>77 627 578</text:p>
          </table:table-cell>
          <table:table-cell table:number-columns-repeated="984"/>
        </table:table-row>
        <table:table-row table:style-name="ro1">
          <table:table-cell table:formula="of:=[.A24]+1" office:value-type="float" office:value="1711" calcext:value-type="float">
            <text:p>1711</text:p>
          </table:table-cell>
          <table:table-cell table:style-name="ce1" table:number-columns-repeated="22"/>
          <table:table-cell table:style-name="ce1" office:value-type="float" office:value="194213575.500008" calcext:value-type="float">
            <text:p>194 213 576 <text:s text:c="2"/></text:p>
          </table:table-cell>
          <table:table-cell table:style-name="ce1" office:value-type="float" office:value="13066993.1000001" calcext:value-type="float">
            <text:p>13 066 993 <text:s text:c="2"/></text:p>
          </table:table-cell>
          <table:table-cell table:style-name="ce2" table:formula="of:=SUM([.B25:.Y25])" office:value-type="float" office:value="207280568.600008" calcext:value-type="float">
            <text:p>207 280 569</text:p>
          </table:table-cell>
          <table:table-cell table:number-columns-repeated="10"/>
          <table:table-cell table:formula="of:=[.AK24]+1" office:value-type="float" office:value="1711" calcext:value-type="float">
            <text:p>1711</text:p>
          </table:table-cell>
          <table:table-cell table:style-name="ce4"/>
          <table:table-cell table:style-name="ce4" table:formula="of:=SUM([.N25:.Y25])" office:value-type="float" office:value="207280568.600008" calcext:value-type="float">
            <text:p>207 280 569</text:p>
          </table:table-cell>
          <table:table-cell table:style-name="ce4" table:formula="of:=[.AM25]*([.$AM$3]/[.$AL$3])" office:value-type="float" office:value="83720792.6015591" calcext:value-type="float">
            <text:p>83 720 793</text:p>
          </table:table-cell>
          <table:table-cell table:number-columns-repeated="984"/>
        </table:table-row>
        <table:table-row table:style-name="ro1">
          <table:table-cell table:formula="of:=[.A25]+1" office:value-type="float" office:value="1712" calcext:value-type="float">
            <text:p>1712</text:p>
          </table:table-cell>
          <table:table-cell table:style-name="ce1" table:number-columns-repeated="23"/>
          <table:table-cell table:style-name="ce1" office:value-type="float" office:value="241866102.800046" calcext:value-type="float">
            <text:p>241 866 103 <text:s text:c="2"/></text:p>
          </table:table-cell>
          <table:table-cell table:style-name="ce2" table:formula="of:=SUM([.B26:.Y26])" office:value-type="float" office:value="241866102.800046" calcext:value-type="float">
            <text:p>241 866 103</text:p>
          </table:table-cell>
          <table:table-cell table:number-columns-repeated="10"/>
          <table:table-cell table:formula="of:=[.AK25]+1" office:value-type="float" office:value="1712" calcext:value-type="float">
            <text:p>1712</text:p>
          </table:table-cell>
          <table:table-cell table:style-name="ce4"/>
          <table:table-cell table:style-name="ce4" table:formula="of:=SUM([.N26:.Y26])" office:value-type="float" office:value="241866102.800046" calcext:value-type="float">
            <text:p>241 866 103</text:p>
          </table:table-cell>
          <table:table-cell table:style-name="ce4" table:formula="of:=[.AM26]*([.$AM$3]/[.$AL$3])" office:value-type="float" office:value="97689918.3875995" calcext:value-type="float">
            <text:p>97 689 91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Общий итог</text:p>
          </table:table-cell>
          <table:table-cell table:style-name="ce2" office:value-type="float" office:value="96812335" calcext:value-type="float">
            <text:p>96 812 335</text:p>
          </table:table-cell>
          <table:table-cell table:style-name="ce2" office:value-type="float" office:value="95436531" calcext:value-type="float">
            <text:p>95 436 531</text:p>
          </table:table-cell>
          <table:table-cell table:style-name="ce2" office:value-type="float" office:value="115270625" calcext:value-type="float">
            <text:p>115 270 625</text:p>
          </table:table-cell>
          <table:table-cell table:style-name="ce2" office:value-type="float" office:value="139324011" calcext:value-type="float">
            <text:p>139 324 011</text:p>
          </table:table-cell>
          <table:table-cell table:style-name="ce2" office:value-type="float" office:value="108587343" calcext:value-type="float">
            <text:p>108 587 343</text:p>
          </table:table-cell>
          <table:table-cell table:style-name="ce2" office:value-type="float" office:value="116676503" calcext:value-type="float">
            <text:p>116 676 503</text:p>
          </table:table-cell>
          <table:table-cell table:style-name="ce2" office:value-type="float" office:value="113191828" calcext:value-type="float">
            <text:p>113 191 828</text:p>
          </table:table-cell>
          <table:table-cell table:style-name="ce2" office:value-type="float" office:value="139561892" calcext:value-type="float">
            <text:p>139 561 892</text:p>
          </table:table-cell>
          <table:table-cell table:style-name="ce2" office:value-type="float" office:value="152917024" calcext:value-type="float">
            <text:p>152 917 024</text:p>
          </table:table-cell>
          <table:table-cell table:style-name="ce2" office:value-type="float" office:value="211633381" calcext:value-type="float">
            <text:p>211 633 381</text:p>
          </table:table-cell>
          <table:table-cell table:style-name="ce2" office:value-type="float" office:value="256654032" calcext:value-type="float">
            <text:p>256 654 032</text:p>
          </table:table-cell>
          <table:table-cell table:style-name="ce2" office:value-type="float" office:value="258957148" calcext:value-type="float">
            <text:p>258 957 148</text:p>
          </table:table-cell>
          <table:table-cell table:style-name="ce4" table:formula="of:=SUM([.N3:.N15])" office:value-type="float" office:value="177191391.299979" calcext:value-type="float">
            <text:p>177 191 391</text:p>
          </table:table-cell>
          <table:table-cell table:style-name="ce4" table:formula="of:=SUM([.O3:.O16])" office:value-type="float" office:value="161617657.599983" calcext:value-type="float">
            <text:p>161 617 658</text:p>
          </table:table-cell>
          <table:table-cell table:style-name="ce4" table:formula="of:=SUM([.P3:.P17])" office:value-type="float" office:value="214789307.599977" calcext:value-type="float">
            <text:p>214 789 308</text:p>
          </table:table-cell>
          <table:table-cell table:style-name="ce4" table:formula="of:=SUM([.Q3:.Q18])" office:value-type="float" office:value="197661209.899977" calcext:value-type="float">
            <text:p>197 661 210</text:p>
          </table:table-cell>
          <table:table-cell table:style-name="ce4" table:formula="of:=SUM([.R3:.R19])" office:value-type="float" office:value="217075552.399974" calcext:value-type="float">
            <text:p>217 075 552</text:p>
          </table:table-cell>
          <table:table-cell table:style-name="ce4" table:formula="of:=SUM([.S3:.S20])" office:value-type="float" office:value="184955837.499977" calcext:value-type="float">
            <text:p>184 955 837</text:p>
          </table:table-cell>
          <table:table-cell table:style-name="ce4" table:formula="of:=SUM([.T3:.T21])" office:value-type="float" office:value="187225893.399974" calcext:value-type="float">
            <text:p>187 225 893</text:p>
          </table:table-cell>
          <table:table-cell table:style-name="ce4" table:formula="of:=SUM([.U3:.U22])" office:value-type="float" office:value="205855839.699972" calcext:value-type="float">
            <text:p>205 855 840</text:p>
          </table:table-cell>
          <table:table-cell table:style-name="ce4" table:formula="of:=SUM([.V3:.V23])" office:value-type="float" office:value="212034384.099971" calcext:value-type="float">
            <text:p>212 034 384</text:p>
          </table:table-cell>
          <table:table-cell table:style-name="ce4" table:formula="of:=SUM([.W3:.W24])" office:value-type="float" office:value="280213678.49998" calcext:value-type="float">
            <text:p>280 213 678</text:p>
          </table:table-cell>
          <table:table-cell table:style-name="ce4" table:formula="of:=SUM([.X3:.X25])" office:value-type="float" office:value="326694750.900008" calcext:value-type="float">
            <text:p>326 694 751</text:p>
          </table:table-cell>
          <table:table-cell table:style-name="ce4" table:formula="of:=SUM([.Y3:.Y26])" office:value-type="float" office:value="372349285.700046" calcext:value-type="float">
            <text:p>372 349 286</text:p>
          </table:table-cell>
          <table:table-cell table:style-name="ce4" table:formula="of:=SUM([.Z3:.Z26])" office:value-type="float" office:value="4542687442.59982" calcext:value-type="float">
            <text:p>4 542 687 443</text:p>
          </table:table-cell>
          <table:table-cell table:number-columns-repeated="13"/>
          <table:table-cell table:style-name="ce4" table:formula="of:=SUM([.AN3:.AN26])" office:value-type="float" office:value="1105745065.86406" calcext:value-type="float">
            <text:p>1 105 745 066</text:p>
          </table:table-cell>
          <table:table-cell table:number-columns-repeated="98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2" table:style-name="ce3" office:value-type="percentage" office:value="0.26" calcext:value-type="percentage">
            <text:p>26%</text:p>
          </table:table-cell>
          <table:table-cell table:style-name="ce3" office:value-type="percentage" office:value="0.28" calcext:value-type="percentage">
            <text:p>28%</text:p>
          </table:table-cell>
          <table:table-cell table:style-name="ce3" office:value-type="percentage" office:value="0.21" calcext:value-type="percentage">
            <text:p>21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17" calcext:value-type="percentage">
            <text:p>17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19" calcext:value-type="percentage">
            <text:p>19%</text:p>
          </table:table-cell>
          <table:table-cell table:style-name="ce3" office:value-type="percentage" office:value="0.24" calcext:value-type="percentage">
            <text:p>24%</text:p>
          </table:table-cell>
          <table:table-cell table:style-name="ce3" office:value-type="percentage" office:value="0.23" calcext:value-type="percentage">
            <text:p>23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5" table:formula="of:=[.N3]/[.$B$3]" office:value-type="percentage" office:value="0.138777158922983" calcext:value-type="percentage">
            <text:p>13,88%</text:p>
          </table:table-cell>
          <table:table-cell table:style-name="ce5" table:formula="of:=[.O3]/[.$B$3]" office:value-type="percentage" office:value="0.114839478874258" calcext:value-type="percentage">
            <text:p>11,48%</text:p>
          </table:table-cell>
          <table:table-cell table:style-name="ce5" table:formula="of:=[.P3]/[.$B$3]" office:value-type="percentage" office:value="0.150389691561515" calcext:value-type="percentage">
            <text:p>15,04%</text:p>
          </table:table-cell>
          <table:table-cell table:style-name="ce5" table:formula="of:=[.Q3]/[.$B$3]" office:value-type="percentage" office:value="0.131612675182353" calcext:value-type="percentage">
            <text:p>13,16%</text:p>
          </table:table-cell>
          <table:table-cell table:style-name="ce5" table:formula="of:=[.R3]/[.$B$3]" office:value-type="percentage" office:value="0.121039249802209" calcext:value-type="percentage">
            <text:p>12,10%</text:p>
          </table:table-cell>
          <table:table-cell table:style-name="ce5" table:formula="of:=[.S3]/[.$B$3]" office:value-type="percentage" office:value="0.100791755513385" calcext:value-type="percentage">
            <text:p>10,08%</text:p>
          </table:table-cell>
          <table:table-cell table:style-name="ce5" table:formula="of:=[.T3]/[.$B$3]" office:value-type="percentage" office:value="0.0863308750894179" calcext:value-type="percentage">
            <text:p>8,63%</text:p>
          </table:table-cell>
          <table:table-cell table:style-name="ce5" table:formula="of:=[.U3]/[.$B$3]" office:value-type="percentage" office:value="0.103599467981017" calcext:value-type="percentage">
            <text:p>10,36%</text:p>
          </table:table-cell>
          <table:table-cell table:style-name="ce5" table:formula="of:=[.V3]/[.$B$3]" office:value-type="percentage" office:value="0.0923306146887165" calcext:value-type="percentage">
            <text:p>9,23%</text:p>
          </table:table-cell>
          <table:table-cell table:style-name="ce5" table:formula="of:=[.W3]/[.$B$3]" office:value-type="percentage" office:value="0.113141175657007" calcext:value-type="percentage">
            <text:p>11,31%</text:p>
          </table:table-cell>
          <table:table-cell table:style-name="ce5" table:formula="of:=[.X3]/[.$B$3]" office:value-type="percentage" office:value="0.119882994248615" calcext:value-type="percentage">
            <text:p>11,99%</text:p>
          </table:table-cell>
          <table:table-cell table:style-name="ce5" table:formula="of:=[.Y3]/[.$B$3]" office:value-type="percentage" office:value="0.11126741029436" calcext:value-type="percentage">
            <text:p>11,13%</text:p>
          </table:table-cell>
          <table:table-cell table:number-columns-repeated="999"/>
        </table:table-row>
        <table:table-row table:style-name="ro1">
          <table:table-cell office:value-type="float" office:value="1602" calcext:value-type="float">
            <text:p>1602</text:p>
          </table:table-cell>
          <table:table-cell/>
          <table:table-cell table:style-name="ce3" office:value-type="percentage" office:value="1" calcext:value-type="percentage">
            <text:p>100%</text:p>
          </table:table-cell>
          <table:table-cell table:number-columns-repeated="2" table:style-name="ce3" office:value-type="percentage" office:value="0.14" calcext:value-type="percentage">
            <text:p>14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07" calcext:value-type="percentage">
            <text:p>7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5" table:formula="of:=[.N4]/[.$C$4]" office:value-type="percentage" office:value="0.0697516879112367" calcext:value-type="percentage">
            <text:p>6,98%</text:p>
          </table:table-cell>
          <table:table-cell table:style-name="ce5" table:formula="of:=[.O4]/[.$C$4]" office:value-type="percentage" office:value="0.0633813610190439" calcext:value-type="percentage">
            <text:p>6,34%</text:p>
          </table:table-cell>
          <table:table-cell table:style-name="ce5" table:formula="of:=[.P4]/[.$C$4]" office:value-type="percentage" office:value="0.0773586229718857" calcext:value-type="percentage">
            <text:p>7,74%</text:p>
          </table:table-cell>
          <table:table-cell table:style-name="ce5" table:formula="of:=[.Q4]/[.$C$4]" office:value-type="percentage" office:value="0.0645221451604663" calcext:value-type="percentage">
            <text:p>6,45%</text:p>
          </table:table-cell>
          <table:table-cell table:style-name="ce5" table:formula="of:=[.R4]/[.$C$4]" office:value-type="percentage" office:value="0.0619759552953456" calcext:value-type="percentage">
            <text:p>6,20%</text:p>
          </table:table-cell>
          <table:table-cell table:style-name="ce5" table:formula="of:=[.S4]/[.$C$4]" office:value-type="percentage" office:value="0.05357403497304" calcext:value-type="percentage">
            <text:p>5,36%</text:p>
          </table:table-cell>
          <table:table-cell table:style-name="ce5" table:formula="of:=[.T4]/[.$C$4]" office:value-type="percentage" office:value="0.0411196026951698" calcext:value-type="percentage">
            <text:p>4,11%</text:p>
          </table:table-cell>
          <table:table-cell table:style-name="ce5" table:formula="of:=[.U4]/[.$C$4]" office:value-type="percentage" office:value="0.0447732914085469" calcext:value-type="percentage">
            <text:p>4,48%</text:p>
          </table:table-cell>
          <table:table-cell table:style-name="ce5" table:formula="of:=[.V4]/[.$C$4]" office:value-type="percentage" office:value="0.0463279457055683" calcext:value-type="percentage">
            <text:p>4,63%</text:p>
          </table:table-cell>
          <table:table-cell table:style-name="ce5" table:formula="of:=[.W4]/[.$C$4]" office:value-type="percentage" office:value="0.066607813435653" calcext:value-type="percentage">
            <text:p>6,66%</text:p>
          </table:table-cell>
          <table:table-cell table:style-name="ce5" table:formula="of:=[.X4]/[.$C$4]" office:value-type="percentage" office:value="0.0709173734938041" calcext:value-type="percentage">
            <text:p>7,09%</text:p>
          </table:table-cell>
          <table:table-cell table:style-name="ce5" table:formula="of:=[.Y4]/[.$C$4]" office:value-type="percentage" office:value="0.0649904703358131" calcext:value-type="percentage">
            <text:p>6,50%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Итог</text:p>
          </table:table-cell>
          <table:table-cell table:number-columns-repeated="98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5" calcext:value-type="percentage">
            <text:p>15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07" calcext:value-type="percentage">
            <text:p>7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5]/[.$D$5]" office:value-type="percentage" office:value="0.0732003124233942" calcext:value-type="percentage">
            <text:p>7,32%</text:p>
          </table:table-cell>
          <table:table-cell table:style-name="ce5" table:formula="of:=[.O5]/[.$D$5]" office:value-type="percentage" office:value="0.0588314702159696" calcext:value-type="percentage">
            <text:p>5,88%</text:p>
          </table:table-cell>
          <table:table-cell table:style-name="ce5" table:formula="of:=[.P5]/[.$D$5]" office:value-type="percentage" office:value="0.0769154368174333" calcext:value-type="percentage">
            <text:p>7,69%</text:p>
          </table:table-cell>
          <table:table-cell table:style-name="ce5" table:formula="of:=[.Q5]/[.$D$5]" office:value-type="percentage" office:value="0.0710222260854768" calcext:value-type="percentage">
            <text:p>7,10%</text:p>
          </table:table-cell>
          <table:table-cell table:style-name="ce5" table:formula="of:=[.R5]/[.$D$5]" office:value-type="percentage" office:value="0.0641574273721913" calcext:value-type="percentage">
            <text:p>6,42%</text:p>
          </table:table-cell>
          <table:table-cell table:style-name="ce5" table:formula="of:=[.S5]/[.$D$5]" office:value-type="percentage" office:value="0.0457578831251344" calcext:value-type="percentage">
            <text:p>4,58%</text:p>
          </table:table-cell>
          <table:table-cell table:style-name="ce5" table:formula="of:=[.T5]/[.$D$5]" office:value-type="percentage" office:value="0.0410387515070864" calcext:value-type="percentage">
            <text:p>4,10%</text:p>
          </table:table-cell>
          <table:table-cell table:style-name="ce5" table:formula="of:=[.U5]/[.$D$5]" office:value-type="percentage" office:value="0.0457675922637064" calcext:value-type="percentage">
            <text:p>4,58%</text:p>
          </table:table-cell>
          <table:table-cell table:style-name="ce5" table:formula="of:=[.V5]/[.$D$5]" office:value-type="percentage" office:value="0.0530633313989263" calcext:value-type="percentage">
            <text:p>5,31%</text:p>
          </table:table-cell>
          <table:table-cell table:style-name="ce5" table:formula="of:=[.W5]/[.$D$5]" office:value-type="percentage" office:value="0.0675729692479324" calcext:value-type="percentage">
            <text:p>6,76%</text:p>
          </table:table-cell>
          <table:table-cell table:style-name="ce5" table:formula="of:=[.X5]/[.$D$5]" office:value-type="percentage" office:value="0.064516621725057" calcext:value-type="percentage">
            <text:p>6,45%</text:p>
          </table:table-cell>
          <table:table-cell table:style-name="ce5" table:formula="of:=[.Y5]/[.$D$5]" office:value-type="percentage" office:value="0.0648507509167584" calcext:value-type="percentage">
            <text:p>6,49%</text:p>
          </table:table-cell>
          <table:table-cell/>
          <table:table-cell office:value-type="float" office:value="1801" calcext:value-type="float">
            <text:p>1801</text:p>
          </table:table-cell>
          <table:table-cell table:style-name="ce4" table:formula="of:=[.N15]*([.N15]/[.B3])" office:value-type="float" office:value="104695530.409151" calcext:value-type="float">
            <text:p>104 695 530</text:p>
          </table:table-cell>
          <table:table-cell table:style-name="ce4" table:formula="of:=[.$N$15]*[.O40]" office:value-type="float" office:value="6939760.09999991" calcext:value-type="float">
            <text:p>6 939 760</text:p>
          </table:table-cell>
          <table:table-cell table:style-name="ce4" table:formula="of:=[.$N$15]*[.P40]" office:value-type="float" office:value="7173382.99999994" calcext:value-type="float">
            <text:p>7 173 383</text:p>
          </table:table-cell>
          <table:table-cell table:style-name="ce4" table:formula="of:=[.$N$15]*[.Q40]" office:value-type="float" office:value="5915908.59999997" calcext:value-type="float">
            <text:p>5 915 909</text:p>
          </table:table-cell>
          <table:table-cell table:style-name="ce4" table:formula="of:=[.$N$15]*[.R40]" office:value-type="float" office:value="5745154.79999996" calcext:value-type="float">
            <text:p>5 745 155</text:p>
          </table:table-cell>
          <table:table-cell table:style-name="ce4" table:formula="of:=[.$N$15]*[.S40]" office:value-type="float" office:value="4369264.19999999" calcext:value-type="float">
            <text:p>4 369 264</text:p>
          </table:table-cell>
          <table:table-cell table:style-name="ce4" table:formula="of:=[.$N$15]*[.T40]" office:value-type="float" office:value="4025718.89999999" calcext:value-type="float">
            <text:p>4 025 719</text:p>
          </table:table-cell>
          <table:table-cell table:style-name="ce4" table:formula="of:=[.$N$15]*[.U40]" office:value-type="float" office:value="3918415.2" calcext:value-type="float">
            <text:p>3 918 415</text:p>
          </table:table-cell>
          <table:table-cell table:style-name="ce4" table:formula="of:=[.$N$15]*[.V40]" office:value-type="float" office:value="4091012.1" calcext:value-type="float">
            <text:p>4 091 012</text:p>
          </table:table-cell>
          <table:table-cell table:style-name="ce4" table:formula="of:=[.$N$15]*[.W40]" office:value-type="float" office:value="4624244.79999998" calcext:value-type="float">
            <text:p>4 624 245</text:p>
          </table:table-cell>
          <table:table-cell table:style-name="ce4" table:formula="of:=[.$N$15]*[.X40]" office:value-type="float" office:value="5115516.69999997" calcext:value-type="float">
            <text:p>5 115 517</text:p>
          </table:table-cell>
          <table:table-cell table:style-name="ce4" table:formula="of:=[.$N$15]*[.Y40]" office:value-type="float" office:value="4701822.29999998" calcext:value-type="float">
            <text:p>4 701 822</text:p>
          </table:table-cell>
          <table:table-cell table:style-name="ce4" table:formula="of:=SUM([.AB30:.AM30])" office:value-type="float" office:value="161315731.10915" calcext:value-type="float">
            <text:p>161 315 731</text:p>
          </table:table-cell>
          <table:table-cell table:number-columns-repeated="98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08" calcext:value-type="percentage">
            <text:p>8%</text:p>
          </table:table-cell>
          <table:table-cell table:number-columns-repeated="3" table:style-name="ce3" office:value-type="percentage" office:value="0.07" calcext:value-type="percentage">
            <text:p>7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6]/[.$E$6]" office:value-type="percentage" office:value="0.0587116233422508" calcext:value-type="percentage">
            <text:p>5,87%</text:p>
          </table:table-cell>
          <table:table-cell table:style-name="ce5" table:formula="of:=[.O6]/[.$E$6]" office:value-type="percentage" office:value="0.0465125710984221" calcext:value-type="percentage">
            <text:p>4,65%</text:p>
          </table:table-cell>
          <table:table-cell table:style-name="ce5" table:formula="of:=[.P6]/[.$E$6]" office:value-type="percentage" office:value="0.0625891850960194" calcext:value-type="percentage">
            <text:p>6,26%</text:p>
          </table:table-cell>
          <table:table-cell table:style-name="ce5" table:formula="of:=[.Q6]/[.$E$6]" office:value-type="percentage" office:value="0.0579348868785763" calcext:value-type="percentage">
            <text:p>5,79%</text:p>
          </table:table-cell>
          <table:table-cell table:style-name="ce5" table:formula="of:=[.R6]/[.$E$6]" office:value-type="percentage" office:value="0.0544313084958497" calcext:value-type="percentage">
            <text:p>5,44%</text:p>
          </table:table-cell>
          <table:table-cell table:style-name="ce5" table:formula="of:=[.S6]/[.$E$6]" office:value-type="percentage" office:value="0.0396287306709425" calcext:value-type="percentage">
            <text:p>3,96%</text:p>
          </table:table-cell>
          <table:table-cell table:style-name="ce5" table:formula="of:=[.T6]/[.$E$6]" office:value-type="percentage" office:value="0.0389843303246583" calcext:value-type="percentage">
            <text:p>3,90%</text:p>
          </table:table-cell>
          <table:table-cell table:style-name="ce5" table:formula="of:=[.U6]/[.$E$6]" office:value-type="percentage" office:value="0.0384296138905478" calcext:value-type="percentage">
            <text:p>3,84%</text:p>
          </table:table-cell>
          <table:table-cell table:style-name="ce5" table:formula="of:=[.V6]/[.$E$6]" office:value-type="percentage" office:value="0.0412429260418628" calcext:value-type="percentage">
            <text:p>4,12%</text:p>
          </table:table-cell>
          <table:table-cell table:style-name="ce5" table:formula="of:=[.W6]/[.$E$6]" office:value-type="percentage" office:value="0.0535650031682084" calcext:value-type="percentage">
            <text:p>5,36%</text:p>
          </table:table-cell>
          <table:table-cell table:style-name="ce5" table:formula="of:=[.X6]/[.$E$6]" office:value-type="percentage" office:value="0.0593404078119262" calcext:value-type="percentage">
            <text:p>5,93%</text:p>
          </table:table-cell>
          <table:table-cell table:style-name="ce5" table:formula="of:=[.Y6]/[.$E$6]" office:value-type="percentage" office:value="0.0544973461665772" calcext:value-type="percentage">
            <text:p>5,45%</text:p>
          </table:table-cell>
          <table:table-cell/>
          <table:table-cell table:formula="of:=[.AA30]+1" office:value-type="float" office:value="1802" calcext:value-type="float">
            <text:p>1802</text:p>
          </table:table-cell>
          <table:table-cell table:style-name="ce4"/>
          <table:table-cell table:style-name="ce4" table:formula="of:=[.O16]*([.O16]/[.C4])" office:value-type="float" office:value="123893885.600191" calcext:value-type="float">
            <text:p>123 893 886</text:p>
          </table:table-cell>
          <table:table-cell table:style-name="ce4" table:formula="of:=[.$O$16]*([.P16]/[.$O$16])" office:value-type="float" office:value="9149282.79999995" calcext:value-type="float">
            <text:p>9 149 283</text:p>
          </table:table-cell>
          <table:table-cell table:style-name="ce4" table:formula="of:=[.$O$16]*([.Q16]/[.$O$16])" office:value-type="float" office:value="6321506.79999994" calcext:value-type="float">
            <text:p>6 321 507</text:p>
          </table:table-cell>
          <table:table-cell table:style-name="ce4" table:formula="of:=[.$O$16]*([.R16]/[.$O$16])" office:value-type="float" office:value="5748111.59999996" calcext:value-type="float">
            <text:p>5 748 112</text:p>
          </table:table-cell>
          <table:table-cell table:style-name="ce4" table:formula="of:=[.$O$16]*([.S16]/[.$O$16])" office:value-type="float" office:value="4631137.69999998" calcext:value-type="float">
            <text:p>4 631 138</text:p>
          </table:table-cell>
          <table:table-cell table:style-name="ce4" table:formula="of:=[.$O$16]*([.T16]/[.$O$16])" office:value-type="float" office:value="4074564.19999999" calcext:value-type="float">
            <text:p>4 074 564</text:p>
          </table:table-cell>
          <table:table-cell table:style-name="ce4" table:formula="of:=[.$O$16]*([.U16]/[.$O$16])" office:value-type="float" office:value="3849300.00000001" calcext:value-type="float">
            <text:p>3 849 300</text:p>
          </table:table-cell>
          <table:table-cell table:style-name="ce4" table:formula="of:=[.$O$16]*([.V16]/[.$O$16])" office:value-type="float" office:value="4236481.2" calcext:value-type="float">
            <text:p>4 236 481</text:p>
          </table:table-cell>
          <table:table-cell table:style-name="ce4" table:formula="of:=[.$O$16]*([.W16]/[.$O$16])" office:value-type="float" office:value="5156387.59999998" calcext:value-type="float">
            <text:p>5 156 388</text:p>
          </table:table-cell>
          <table:table-cell table:style-name="ce4" table:formula="of:=[.$O$16]*([.X16]/[.$O$16])" office:value-type="float" office:value="4349311.39999999" calcext:value-type="float">
            <text:p>4 349 311</text:p>
          </table:table-cell>
          <table:table-cell table:style-name="ce4" table:formula="of:=[.$O$16]*([.Y16]/[.$O$16])" office:value-type="float" office:value="4269842.5" calcext:value-type="float">
            <text:p>4 269 843</text:p>
          </table:table-cell>
          <table:table-cell table:style-name="ce4" table:formula="of:=SUM([.AB31:.AM31])" office:value-type="float" office:value="175679811.400191" calcext:value-type="float">
            <text:p>175 679 811</text:p>
          </table:table-cell>
          <table:table-cell table:number-columns-repeated="98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number-columns-repeated="2"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7]/[.$F$7]" office:value-type="percentage" office:value="0.0593307193855313" calcext:value-type="percentage">
            <text:p>5,93%</text:p>
          </table:table-cell>
          <table:table-cell table:style-name="ce5" table:formula="of:=[.O7]/[.$F$7]" office:value-type="percentage" office:value="0.0475679619287101" calcext:value-type="percentage">
            <text:p>4,76%</text:p>
          </table:table-cell>
          <table:table-cell table:style-name="ce5" table:formula="of:=[.P7]/[.$F$7]" office:value-type="percentage" office:value="0.0611345239436068" calcext:value-type="percentage">
            <text:p>6,11%</text:p>
          </table:table-cell>
          <table:table-cell table:style-name="ce5" table:formula="of:=[.Q7]/[.$F$7]" office:value-type="percentage" office:value="0.0544676241620103" calcext:value-type="percentage">
            <text:p>5,45%</text:p>
          </table:table-cell>
          <table:table-cell table:style-name="ce5" table:formula="of:=[.R7]/[.$F$7]" office:value-type="percentage" office:value="0.05542350453457" calcext:value-type="percentage">
            <text:p>5,54%</text:p>
          </table:table-cell>
          <table:table-cell table:style-name="ce5" table:formula="of:=[.S7]/[.$F$7]" office:value-type="percentage" office:value="0.0445874263622074" calcext:value-type="percentage">
            <text:p>4,46%</text:p>
          </table:table-cell>
          <table:table-cell table:style-name="ce5" table:formula="of:=[.T7]/[.$F$7]" office:value-type="percentage" office:value="0.0373849233505869" calcext:value-type="percentage">
            <text:p>3,74%</text:p>
          </table:table-cell>
          <table:table-cell table:style-name="ce5" table:formula="of:=[.U7]/[.$F$7]" office:value-type="percentage" office:value="0.0383739789872141" calcext:value-type="percentage">
            <text:p>3,84%</text:p>
          </table:table-cell>
          <table:table-cell table:style-name="ce5" table:formula="of:=[.V7]/[.$F$7]" office:value-type="percentage" office:value="0.0418013254802678" calcext:value-type="percentage">
            <text:p>4,18%</text:p>
          </table:table-cell>
          <table:table-cell table:style-name="ce5" table:formula="of:=[.W7]/[.$F$7]" office:value-type="percentage" office:value="0.0520362211631219" calcext:value-type="percentage">
            <text:p>5,20%</text:p>
          </table:table-cell>
          <table:table-cell table:style-name="ce5" table:formula="of:=[.X7]/[.$F$7]" office:value-type="percentage" office:value="0.0514992360767643" calcext:value-type="percentage">
            <text:p>5,15%</text:p>
          </table:table-cell>
          <table:table-cell table:style-name="ce5" table:formula="of:=[.Y7]/[.$F$7]" office:value-type="percentage" office:value="0.0512102138617789" calcext:value-type="percentage">
            <text:p>5,12%</text:p>
          </table:table-cell>
          <table:table-cell/>
          <table:table-cell table:formula="of:=[.AA31]+1" office:value-type="float" office:value="1803" calcext:value-type="float">
            <text:p>1803</text:p>
          </table:table-cell>
          <table:table-cell table:style-name="ce4" table:number-columns-repeated="2"/>
          <table:table-cell table:style-name="ce4" table:formula="of:=[.P17]*([.P17]/[.D5])" office:value-type="float" office:value="173952767.410511" calcext:value-type="float">
            <text:p>173 952 767</text:p>
          </table:table-cell>
          <table:table-cell table:style-name="ce4" table:formula="of:=[.$P$17]*([.Q17]/[.$P$17])" office:value-type="float" office:value="8522249.39999991" calcext:value-type="float">
            <text:p>8 522 249</text:p>
          </table:table-cell>
          <table:table-cell table:style-name="ce4" table:formula="of:=[.$P$17]*([.R17]/[.$P$17])" office:value-type="float" office:value="7582773.09999991" calcext:value-type="float">
            <text:p>7 582 773</text:p>
          </table:table-cell>
          <table:table-cell table:style-name="ce4" table:formula="of:=[.$P$17]*([.S17]/[.$P$17])" office:value-type="float" office:value="5049831.49999998" calcext:value-type="float">
            <text:p>5 049 831</text:p>
          </table:table-cell>
          <table:table-cell table:style-name="ce4" table:formula="of:=[.$P$17]*([.T17]/[.$P$17])" office:value-type="float" office:value="4657070.59999998" calcext:value-type="float">
            <text:p>4 657 071</text:p>
          </table:table-cell>
          <table:table-cell table:style-name="ce4" table:formula="of:=[.$P$17]*([.U17]/[.$P$17])" office:value-type="float" office:value="4518898.29999999" calcext:value-type="float">
            <text:p>4 518 898</text:p>
          </table:table-cell>
          <table:table-cell table:style-name="ce4" table:formula="of:=[.$P$17]*([.V17]/[.$P$17])" office:value-type="float" office:value="4603210.49999998" calcext:value-type="float">
            <text:p>4 603 210</text:p>
          </table:table-cell>
          <table:table-cell table:style-name="ce4" table:formula="of:=[.$P$17]*([.W17]/[.$P$17])" office:value-type="float" office:value="5357471.69999997" calcext:value-type="float">
            <text:p>5 357 472</text:p>
          </table:table-cell>
          <table:table-cell table:style-name="ce4" table:formula="of:=[.$P$17]*([.X17]/[.$P$17])" office:value-type="float" office:value="5715908.09999995" calcext:value-type="float">
            <text:p>5 715 908</text:p>
          </table:table-cell>
          <table:table-cell table:style-name="ce4" table:formula="of:=[.$P$17]*([.Y17]/[.$P$17])" office:value-type="float" office:value="4782136.1" calcext:value-type="float">
            <text:p>4 782 136</text:p>
          </table:table-cell>
          <table:table-cell table:style-name="ce4" table:formula="of:=SUM([.AB32:.AM32])" office:value-type="float" office:value="224742316.710511" calcext:value-type="float">
            <text:p>224 742 317</text:p>
          </table:table-cell>
          <table:table-cell table:number-columns-repeated="98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5"/>
          <table:table-cell table:style-name="ce3" office:value-type="percentage" office:value="1" calcext:value-type="percentage">
            <text:p>100%</text:p>
          </table:table-cell>
          <table:table-cell table:number-columns-repeated="2"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number-columns-repeated="2"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8]/[.$G$8]" office:value-type="percentage" office:value="0.0617462757170017" calcext:value-type="percentage">
            <text:p>6,17%</text:p>
          </table:table-cell>
          <table:table-cell table:style-name="ce5" table:formula="of:=[.O8]/[.$G$8]" office:value-type="percentage" office:value="0.0534349418814594" calcext:value-type="percentage">
            <text:p>5,34%</text:p>
          </table:table-cell>
          <table:table-cell table:style-name="ce5" table:formula="of:=[.P8]/[.$G$8]" office:value-type="percentage" office:value="0.0718370815438573" calcext:value-type="percentage">
            <text:p>7,18%</text:p>
          </table:table-cell>
          <table:table-cell table:style-name="ce5" table:formula="of:=[.Q8]/[.$G$8]" office:value-type="percentage" office:value="0.0625576507439922" calcext:value-type="percentage">
            <text:p>6,26%</text:p>
          </table:table-cell>
          <table:table-cell table:style-name="ce5" table:formula="of:=[.R8]/[.$G$8]" office:value-type="percentage" office:value="0.0631201559721376" calcext:value-type="percentage">
            <text:p>6,31%</text:p>
          </table:table-cell>
          <table:table-cell table:style-name="ce5" table:formula="of:=[.S8]/[.$G$8]" office:value-type="percentage" office:value="0.04928242049244" calcext:value-type="percentage">
            <text:p>4,93%</text:p>
          </table:table-cell>
          <table:table-cell table:style-name="ce5" table:formula="of:=[.T8]/[.$G$8]" office:value-type="percentage" office:value="0.0442142780274101" calcext:value-type="percentage">
            <text:p>4,42%</text:p>
          </table:table-cell>
          <table:table-cell table:style-name="ce5" table:formula="of:=[.U8]/[.$G$8]" office:value-type="percentage" office:value="0.040214314782856" calcext:value-type="percentage">
            <text:p>4,02%</text:p>
          </table:table-cell>
          <table:table-cell table:style-name="ce5" table:formula="of:=[.V8]/[.$G$8]" office:value-type="percentage" office:value="0.0370251922286774" calcext:value-type="percentage">
            <text:p>3,70%</text:p>
          </table:table-cell>
          <table:table-cell table:style-name="ce5" table:formula="of:=[.W8]/[.$G$8]" office:value-type="percentage" office:value="0.0462261562007359" calcext:value-type="percentage">
            <text:p>4,62%</text:p>
          </table:table-cell>
          <table:table-cell table:style-name="ce5" table:formula="of:=[.X8]/[.$G$8]" office:value-type="percentage" office:value="0.0492259824477191" calcext:value-type="percentage">
            <text:p>4,92%</text:p>
          </table:table-cell>
          <table:table-cell table:style-name="ce5" table:formula="of:=[.Y8]/[.$G$8]" office:value-type="percentage" office:value="0.041563131626206" calcext:value-type="percentage">
            <text:p>4,16%</text:p>
          </table:table-cell>
          <table:table-cell/>
          <table:table-cell table:formula="of:=[.AA32]+1" office:value-type="float" office:value="1804" calcext:value-type="float">
            <text:p>1804</text:p>
          </table:table-cell>
          <table:table-cell table:style-name="ce4" table:number-columns-repeated="3"/>
          <table:table-cell table:style-name="ce4" table:formula="of:=[.Q18]*([.Q18]/[.E6])" office:value-type="float" office:value="125832894.682536" calcext:value-type="float">
            <text:p>125 832 895</text:p>
          </table:table-cell>
          <table:table-cell table:style-name="ce4" table:formula="of:=[.$Q$18]*([.R18]/[.$Q$18])" office:value-type="float" office:value="8446127.8999999" calcext:value-type="float">
            <text:p>8 446 128</text:p>
          </table:table-cell>
          <table:table-cell table:style-name="ce4" table:formula="of:=[.$Q$18]*([.S18]/[.$Q$18])" office:value-type="float" office:value="5354918.79999996" calcext:value-type="float">
            <text:p>5 354 919</text:p>
          </table:table-cell>
          <table:table-cell table:style-name="ce4" table:formula="of:=[.$Q$18]*([.T18]/[.$Q$18])" office:value-type="float" office:value="4915243.19999997" calcext:value-type="float">
            <text:p>4 915 243</text:p>
          </table:table-cell>
          <table:table-cell table:style-name="ce4" table:formula="of:=[.$Q$18]*([.U18]/[.$Q$18])" office:value-type="float" office:value="4188224.6" calcext:value-type="float">
            <text:p>4 188 225</text:p>
          </table:table-cell>
          <table:table-cell table:style-name="ce4" table:formula="of:=[.$Q$18]*([.V18]/[.$Q$18])" office:value-type="float" office:value="4197064.19999999" calcext:value-type="float">
            <text:p>4 197 064</text:p>
          </table:table-cell>
          <table:table-cell table:style-name="ce4" table:formula="of:=[.$Q$18]*([.W18]/[.$Q$18])" office:value-type="float" office:value="5003535.59999998" calcext:value-type="float">
            <text:p>5 003 536</text:p>
          </table:table-cell>
          <table:table-cell table:style-name="ce4" table:formula="of:=[.$Q$18]*([.X18]/[.$Q$18])" office:value-type="float" office:value="5349472.09999997" calcext:value-type="float">
            <text:p>5 349 472</text:p>
          </table:table-cell>
          <table:table-cell table:style-name="ce4" table:formula="of:=[.$Q$18]*([.Y18]/[.$Q$18])" office:value-type="float" office:value="4184141.49999999" calcext:value-type="float">
            <text:p>4 184 141</text:p>
          </table:table-cell>
          <table:table-cell table:style-name="ce4" table:formula="of:=SUM([.AB33:.AM33])" office:value-type="float" office:value="167471622.582536" calcext:value-type="float">
            <text:p>167 471 623</text:p>
          </table:table-cell>
          <table:table-cell table:number-columns-repeated="98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6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9]/[.$H$9]" office:value-type="percentage" office:value="0.0618750884773602" calcext:value-type="percentage">
            <text:p>6,19%</text:p>
          </table:table-cell>
          <table:table-cell table:style-name="ce5" table:formula="of:=[.O9]/[.$H$9]" office:value-type="percentage" office:value="0.0531808510437665" calcext:value-type="percentage">
            <text:p>5,32%</text:p>
          </table:table-cell>
          <table:table-cell table:style-name="ce5" table:formula="of:=[.P9]/[.$H$9]" office:value-type="percentage" office:value="0.0690917003457922" calcext:value-type="percentage">
            <text:p>6,91%</text:p>
          </table:table-cell>
          <table:table-cell table:style-name="ce5" table:formula="of:=[.Q9]/[.$H$9]" office:value-type="percentage" office:value="0.0606050907747832" calcext:value-type="percentage">
            <text:p>6,06%</text:p>
          </table:table-cell>
          <table:table-cell table:style-name="ce5" table:formula="of:=[.R9]/[.$H$9]" office:value-type="percentage" office:value="0.0622031725165562" calcext:value-type="percentage">
            <text:p>6,22%</text:p>
          </table:table-cell>
          <table:table-cell table:style-name="ce5" table:formula="of:=[.S9]/[.$H$9]" office:value-type="percentage" office:value="0.0479467349546685" calcext:value-type="percentage">
            <text:p>4,79%</text:p>
          </table:table-cell>
          <table:table-cell table:style-name="ce5" table:formula="of:=[.T9]/[.$H$9]" office:value-type="percentage" office:value="0.045645760029752" calcext:value-type="percentage">
            <text:p>4,56%</text:p>
          </table:table-cell>
          <table:table-cell table:style-name="ce5" table:formula="of:=[.U9]/[.$H$9]" office:value-type="percentage" office:value="0.0421991104840904" calcext:value-type="percentage">
            <text:p>4,22%</text:p>
          </table:table-cell>
          <table:table-cell table:style-name="ce5" table:formula="of:=[.V9]/[.$H$9]" office:value-type="percentage" office:value="0.0427295313784583" calcext:value-type="percentage">
            <text:p>4,27%</text:p>
          </table:table-cell>
          <table:table-cell table:style-name="ce5" table:formula="of:=[.W9]/[.$H$9]" office:value-type="percentage" office:value="0.0496949087515059" calcext:value-type="percentage">
            <text:p>4,97%</text:p>
          </table:table-cell>
          <table:table-cell table:style-name="ce5" table:formula="of:=[.X9]/[.$H$9]" office:value-type="percentage" office:value="0.0441364507895548" calcext:value-type="percentage">
            <text:p>4,41%</text:p>
          </table:table-cell>
          <table:table-cell table:style-name="ce5" table:formula="of:=[.Y9]/[.$H$9]" office:value-type="percentage" office:value="0.0431885496600249" calcext:value-type="percentage">
            <text:p>4,32%</text:p>
          </table:table-cell>
          <table:table-cell/>
          <table:table-cell table:formula="of:=[.AA33]+1" office:value-type="float" office:value="1805" calcext:value-type="float">
            <text:p>1805</text:p>
          </table:table-cell>
          <table:table-cell table:style-name="ce4" table:number-columns-repeated="4"/>
          <table:table-cell table:style-name="ce4" table:formula="of:=[.R19]*([.R19]/[.F7])" office:value-type="float" office:value="232011822.923168" calcext:value-type="float">
            <text:p>232 011 823</text:p>
          </table:table-cell>
          <table:table-cell table:style-name="ce4" table:formula="of:=[.$R$19]*([.S19]/[.$R$19])" office:value-type="float" office:value="8428331.79999993" calcext:value-type="float">
            <text:p>8 428 332</text:p>
          </table:table-cell>
          <table:table-cell table:style-name="ce4" table:formula="of:=[.$R$19]*([.T19]/[.$R$19])" office:value-type="float" office:value="6310730.29999994" calcext:value-type="float">
            <text:p>6 310 730</text:p>
          </table:table-cell>
          <table:table-cell table:style-name="ce4" table:formula="of:=[.$R$19]*([.U19]/[.$R$19])" office:value-type="float" office:value="5500454.39999998" calcext:value-type="float">
            <text:p>5 500 454</text:p>
          </table:table-cell>
          <table:table-cell table:style-name="ce4" table:formula="of:=[.$R$19]*([.V19]/[.$R$19])" office:value-type="float" office:value="5028741.89999996" calcext:value-type="float">
            <text:p>5 028 742</text:p>
          </table:table-cell>
          <table:table-cell table:style-name="ce4" table:formula="of:=[.$R$19]*([.W19]/[.$R$19])" office:value-type="float" office:value="5979021.29999997" calcext:value-type="float">
            <text:p>5 979 021</text:p>
          </table:table-cell>
          <table:table-cell table:style-name="ce4" table:formula="of:=[.$R$19]*([.X19]/[.$R$19])" office:value-type="float" office:value="5764898.29999997" calcext:value-type="float">
            <text:p>5 764 898</text:p>
          </table:table-cell>
          <table:table-cell table:style-name="ce4" table:formula="of:=[.$R$19]*([.Y19]/[.$R$19])" office:value-type="float" office:value="4761000.99999998" calcext:value-type="float">
            <text:p>4 761 001</text:p>
          </table:table-cell>
          <table:table-cell table:style-name="ce4" table:formula="of:=SUM([.AB34:.AM34])" office:value-type="float" office:value="273785001.923168" calcext:value-type="float">
            <text:p>273 785 002</text:p>
          </table:table-cell>
          <table:table-cell table:number-columns-repeated="98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7"/>
          <table:table-cell table:style-name="ce3" office:value-type="percentage" office:value="1" calcext:value-type="percentage">
            <text:p>100%</text:p>
          </table:table-cell>
          <table:table-cell table:number-columns-repeated="3"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10]/[.$I$10]" office:value-type="percentage" office:value="0.0545602451787663" calcext:value-type="percentage">
            <text:p>5,46%</text:p>
          </table:table-cell>
          <table:table-cell table:style-name="ce5" table:formula="of:=[.O10]/[.$I$10]" office:value-type="percentage" office:value="0.049358864753658" calcext:value-type="percentage">
            <text:p>4,94%</text:p>
          </table:table-cell>
          <table:table-cell table:style-name="ce5" table:formula="of:=[.P10]/[.$I$10]" office:value-type="percentage" office:value="0.0660461585106808" calcext:value-type="percentage">
            <text:p>6,60%</text:p>
          </table:table-cell>
          <table:table-cell table:style-name="ce5" table:formula="of:=[.Q10]/[.$I$10]" office:value-type="percentage" office:value="0.0529838794677899" calcext:value-type="percentage">
            <text:p>5,30%</text:p>
          </table:table-cell>
          <table:table-cell table:style-name="ce5" table:formula="of:=[.R10]/[.$I$10]" office:value-type="percentage" office:value="0.0505353548502469" calcext:value-type="percentage">
            <text:p>5,05%</text:p>
          </table:table-cell>
          <table:table-cell table:style-name="ce5" table:formula="of:=[.S10]/[.$I$10]" office:value-type="percentage" office:value="0.0416929733746574" calcext:value-type="percentage">
            <text:p>4,17%</text:p>
          </table:table-cell>
          <table:table-cell table:style-name="ce5" table:formula="of:=[.T10]/[.$I$10]" office:value-type="percentage" office:value="0.0336221758982546" calcext:value-type="percentage">
            <text:p>3,36%</text:p>
          </table:table-cell>
          <table:table-cell table:style-name="ce5" table:formula="of:=[.U10]/[.$I$10]" office:value-type="percentage" office:value="0.0362490002954493" calcext:value-type="percentage">
            <text:p>3,62%</text:p>
          </table:table-cell>
          <table:table-cell table:style-name="ce5" table:formula="of:=[.V10]/[.$I$10]" office:value-type="percentage" office:value="0.0415047863935029" calcext:value-type="percentage">
            <text:p>4,15%</text:p>
          </table:table-cell>
          <table:table-cell table:style-name="ce5" table:formula="of:=[.W10]/[.$I$10]" office:value-type="percentage" office:value="0.0467790262841683" calcext:value-type="percentage">
            <text:p>4,68%</text:p>
          </table:table-cell>
          <table:table-cell table:style-name="ce5" table:formula="of:=[.X10]/[.$I$10]" office:value-type="percentage" office:value="0.0475338420066407" calcext:value-type="percentage">
            <text:p>4,75%</text:p>
          </table:table-cell>
          <table:table-cell table:style-name="ce5" table:formula="of:=[.Y10]/[.$I$10]" office:value-type="percentage" office:value="0.0441110631355531" calcext:value-type="percentage">
            <text:p>4,41%</text:p>
          </table:table-cell>
          <table:table-cell/>
          <table:table-cell table:formula="of:=[.AA34]+1" office:value-type="float" office:value="1806" calcext:value-type="float">
            <text:p>1806</text:p>
          </table:table-cell>
          <table:table-cell table:style-name="ce4" table:number-columns-repeated="5"/>
          <table:table-cell table:style-name="ce4" table:formula="of:=[.S20]*([.S20]/[.G8])" office:value-type="float" office:value="158719924.86125" calcext:value-type="float">
            <text:p>158 719 925</text:p>
          </table:table-cell>
          <table:table-cell table:style-name="ce4" table:formula="of:=[.$S$20]*([.T20]/[.$S$20])" office:value-type="float" office:value="8865894.79999989" calcext:value-type="float">
            <text:p>8 865 895</text:p>
          </table:table-cell>
          <table:table-cell table:style-name="ce4" table:formula="of:=[.$S$20]*([.U20]/[.$S$20])" office:value-type="float" office:value="6988671.19999992" calcext:value-type="float">
            <text:p>6 988 671</text:p>
          </table:table-cell>
          <table:table-cell table:style-name="ce4" table:formula="of:=[.$S$20]*([.V20]/[.$S$20])" office:value-type="float" office:value="6004254.89999995" calcext:value-type="float">
            <text:p>6 004 255</text:p>
          </table:table-cell>
          <table:table-cell table:style-name="ce4" table:formula="of:=[.$S$20]*([.W20]/[.$S$20])" office:value-type="float" office:value="5937971.89999995" calcext:value-type="float">
            <text:p>5 937 972</text:p>
          </table:table-cell>
          <table:table-cell table:style-name="ce4" table:formula="of:=[.$S$20]*([.X20]/[.$S$20])" office:value-type="float" office:value="5617618.99999995" calcext:value-type="float">
            <text:p>5 617 619</text:p>
          </table:table-cell>
          <table:table-cell table:style-name="ce4" table:formula="of:=[.$S$20]*([.Y20]/[.$S$20])" office:value-type="float" office:value="5141068.79999998" calcext:value-type="float">
            <text:p>5 141 069</text:p>
          </table:table-cell>
          <table:table-cell table:style-name="ce4" table:formula="of:=SUM([.AB35:.AM35])" office:value-type="float" office:value="197275405.46125" calcext:value-type="float">
            <text:p>197 275 405</text:p>
          </table:table-cell>
          <table:table-cell table:number-columns-repeated="98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11]/[.$J$11]" office:value-type="percentage" office:value="0.0569283412684508" calcext:value-type="percentage">
            <text:p>5,69%</text:p>
          </table:table-cell>
          <table:table-cell table:style-name="ce5" table:formula="of:=[.O11]/[.$J$11]" office:value-type="percentage" office:value="0.0494603512700385" calcext:value-type="percentage">
            <text:p>4,95%</text:p>
          </table:table-cell>
          <table:table-cell table:style-name="ce5" table:formula="of:=[.P11]/[.$J$11]" office:value-type="percentage" office:value="0.0654751319150805" calcext:value-type="percentage">
            <text:p>6,55%</text:p>
          </table:table-cell>
          <table:table-cell table:style-name="ce5" table:formula="of:=[.Q11]/[.$J$11]" office:value-type="percentage" office:value="0.0530059902732621" calcext:value-type="percentage">
            <text:p>5,30%</text:p>
          </table:table-cell>
          <table:table-cell table:style-name="ce5" table:formula="of:=[.R11]/[.$J$11]" office:value-type="percentage" office:value="0.0511891780951518" calcext:value-type="percentage">
            <text:p>5,12%</text:p>
          </table:table-cell>
          <table:table-cell table:style-name="ce5" table:formula="of:=[.S11]/[.$J$11]" office:value-type="percentage" office:value="0.0402143252471092" calcext:value-type="percentage">
            <text:p>4,02%</text:p>
          </table:table-cell>
          <table:table-cell table:style-name="ce5" table:formula="of:=[.T11]/[.$J$11]" office:value-type="percentage" office:value="0.0341460231899734" calcext:value-type="percentage">
            <text:p>3,41%</text:p>
          </table:table-cell>
          <table:table-cell table:style-name="ce5" table:formula="of:=[.U11]/[.$J$11]" office:value-type="percentage" office:value="0.0359206605707795" calcext:value-type="percentage">
            <text:p>3,59%</text:p>
          </table:table-cell>
          <table:table-cell table:style-name="ce5" table:formula="of:=[.V11]/[.$J$11]" office:value-type="percentage" office:value="0.0385315460923665" calcext:value-type="percentage">
            <text:p>3,85%</text:p>
          </table:table-cell>
          <table:table-cell table:style-name="ce5" table:formula="of:=[.W11]/[.$J$11]" office:value-type="percentage" office:value="0.0451983730184453" calcext:value-type="percentage">
            <text:p>4,52%</text:p>
          </table:table-cell>
          <table:table-cell table:style-name="ce5" table:formula="of:=[.X11]/[.$J$11]" office:value-type="percentage" office:value="0.0506283860752214" calcext:value-type="percentage">
            <text:p>5,06%</text:p>
          </table:table-cell>
          <table:table-cell table:style-name="ce5" table:formula="of:=[.Y11]/[.$J$11]" office:value-type="percentage" office:value="0.0445124160640858" calcext:value-type="percentage">
            <text:p>4,45%</text:p>
          </table:table-cell>
          <table:table-cell/>
          <table:table-cell table:formula="of:=[.AA35]+1" office:value-type="float" office:value="1807" calcext:value-type="float">
            <text:p>1807</text:p>
          </table:table-cell>
          <table:table-cell table:style-name="ce4" table:number-columns-repeated="6"/>
          <table:table-cell table:style-name="ce4" table:formula="of:=[.T21]*([.T21]/[.H9])" office:value-type="float" office:value="176414449.83138" calcext:value-type="float">
            <text:p>176 414 450</text:p>
          </table:table-cell>
          <table:table-cell table:style-name="ce4" table:formula="of:=[.$T$21]*([.U21]/[.$T$21])" office:value-type="float" office:value="8090613.29999993" calcext:value-type="float">
            <text:p>8 090 613</text:p>
          </table:table-cell>
          <table:table-cell table:style-name="ce4" table:formula="of:=[.$T$21]*([.V21]/[.$T$21])" office:value-type="float" office:value="4889045.69999998" calcext:value-type="float">
            <text:p>4 889 046</text:p>
          </table:table-cell>
          <table:table-cell table:style-name="ce4" table:formula="of:=[.$T$21]*([.W21]/[.$T$21])" office:value-type="float" office:value="5646041.79999996" calcext:value-type="float">
            <text:p>5 646 042</text:p>
          </table:table-cell>
          <table:table-cell table:style-name="ce4" table:formula="of:=[.$T$21]*([.X21]/[.$T$21])" office:value-type="float" office:value="5469260.29999996" calcext:value-type="float">
            <text:p>5 469 260</text:p>
          </table:table-cell>
          <table:table-cell table:style-name="ce4" table:formula="of:=[.$T$21]*([.Y21]/[.$T$21])" office:value-type="float" office:value="5067091.39999997" calcext:value-type="float">
            <text:p>5 067 091</text:p>
          </table:table-cell>
          <table:table-cell table:style-name="ce4" table:formula="of:=SUM([.AB36:.AM36])" office:value-type="float" office:value="205576502.33138" calcext:value-type="float">
            <text:p>205 576 502</text:p>
          </table:table-cell>
          <table:table-cell table:number-columns-repeated="98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9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12]/[.$K$12]" office:value-type="percentage" office:value="0.0633330950234012" calcext:value-type="percentage">
            <text:p>6,33%</text:p>
          </table:table-cell>
          <table:table-cell table:style-name="ce5" table:formula="of:=[.O12]/[.$K$12]" office:value-type="percentage" office:value="0.0498571656738582" calcext:value-type="percentage">
            <text:p>4,99%</text:p>
          </table:table-cell>
          <table:table-cell table:style-name="ce5" table:formula="of:=[.P12]/[.$K$12]" office:value-type="percentage" office:value="0.0675799878283769" calcext:value-type="percentage">
            <text:p>6,76%</text:p>
          </table:table-cell>
          <table:table-cell table:style-name="ce5" table:formula="of:=[.Q12]/[.$K$12]" office:value-type="percentage" office:value="0.0581187063918257" calcext:value-type="percentage">
            <text:p>5,81%</text:p>
          </table:table-cell>
          <table:table-cell table:style-name="ce5" table:formula="of:=[.R12]/[.$K$12]" office:value-type="percentage" office:value="0.0571536050138864" calcext:value-type="percentage">
            <text:p>5,72%</text:p>
          </table:table-cell>
          <table:table-cell table:style-name="ce5" table:formula="of:=[.S12]/[.$K$12]" office:value-type="percentage" office:value="0.0372973124744654" calcext:value-type="percentage">
            <text:p>3,73%</text:p>
          </table:table-cell>
          <table:table-cell table:style-name="ce5" table:formula="of:=[.T12]/[.$K$12]" office:value-type="percentage" office:value="0.0323512462032369" calcext:value-type="percentage">
            <text:p>3,24%</text:p>
          </table:table-cell>
          <table:table-cell table:style-name="ce5" table:formula="of:=[.U12]/[.$K$12]" office:value-type="percentage" office:value="0.0360678129714837" calcext:value-type="percentage">
            <text:p>3,61%</text:p>
          </table:table-cell>
          <table:table-cell table:style-name="ce5" table:formula="of:=[.V12]/[.$K$12]" office:value-type="percentage" office:value="0.0384977238603822" calcext:value-type="percentage">
            <text:p>3,85%</text:p>
          </table:table-cell>
          <table:table-cell table:style-name="ce5" table:formula="of:=[.W12]/[.$K$12]" office:value-type="percentage" office:value="0.0489223995216611" calcext:value-type="percentage">
            <text:p>4,89%</text:p>
          </table:table-cell>
          <table:table-cell table:style-name="ce5" table:formula="of:=[.X12]/[.$K$12]" office:value-type="percentage" office:value="0.045444069309755" calcext:value-type="percentage">
            <text:p>4,54%</text:p>
          </table:table-cell>
          <table:table-cell table:style-name="ce5" table:formula="of:=[.Y12]/[.$K$12]" office:value-type="percentage" office:value="0.0441020972321778" calcext:value-type="percentage">
            <text:p>4,41%</text:p>
          </table:table-cell>
          <table:table-cell/>
          <table:table-cell table:formula="of:=[.AA36]+1" office:value-type="float" office:value="1808" calcext:value-type="float">
            <text:p>1808</text:p>
          </table:table-cell>
          <table:table-cell table:style-name="ce4" table:number-columns-repeated="7"/>
          <table:table-cell table:style-name="ce4" table:formula="of:=[.U22]*([.U22]/[.I10])" office:value-type="float" office:value="180658749.945372" calcext:value-type="float">
            <text:p>180 658 750</text:p>
          </table:table-cell>
          <table:table-cell table:style-name="ce4" table:formula="of:=[.$U$22]*([.V22]/[.$U$22])" office:value-type="float" office:value="7973635.59999991" calcext:value-type="float">
            <text:p>7 973 636</text:p>
          </table:table-cell>
          <table:table-cell table:style-name="ce4" table:formula="of:=[.$U$22]*([.W22]/[.$U$22])" office:value-type="float" office:value="7102996.59999994" calcext:value-type="float">
            <text:p>7 102 997</text:p>
          </table:table-cell>
          <table:table-cell table:style-name="ce4" table:formula="of:=[.$U$22]*([.X22]/[.$U$22])" office:value-type="float" office:value="6307841.39999997" calcext:value-type="float">
            <text:p>6 307 841</text:p>
          </table:table-cell>
          <table:table-cell table:style-name="ce4" table:formula="of:=[.$U$22]*([.Y22]/[.$U$22])" office:value-type="float" office:value="5998446.29999995" calcext:value-type="float">
            <text:p>5 998 446</text:p>
          </table:table-cell>
          <table:table-cell table:style-name="ce4" table:formula="of:=SUM([.AB37:.AM37])" office:value-type="float" office:value="208041669.845372" calcext:value-type="float">
            <text:p>208 041 670</text:p>
          </table:table-cell>
          <table:table-cell table:number-columns-repeated="98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10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13]/[.$L$13]" office:value-type="percentage" office:value="0.0496940680917362" calcext:value-type="percentage">
            <text:p>4,97%</text:p>
          </table:table-cell>
          <table:table-cell table:style-name="ce5" table:formula="of:=[.O13]/[.$L$13]" office:value-type="percentage" office:value="0.036735828527261" calcext:value-type="percentage">
            <text:p>3,67%</text:p>
          </table:table-cell>
          <table:table-cell table:style-name="ce5" table:formula="of:=[.P13]/[.$L$13]" office:value-type="percentage" office:value="0.0467433899886738" calcext:value-type="percentage">
            <text:p>4,67%</text:p>
          </table:table-cell>
          <table:table-cell table:style-name="ce5" table:formula="of:=[.Q13]/[.$L$13]" office:value-type="percentage" office:value="0.0428873423386685" calcext:value-type="percentage">
            <text:p>4,29%</text:p>
          </table:table-cell>
          <table:table-cell table:style-name="ce5" table:formula="of:=[.R13]/[.$L$13]" office:value-type="percentage" office:value="0.036149374099821" calcext:value-type="percentage">
            <text:p>3,61%</text:p>
          </table:table-cell>
          <table:table-cell table:style-name="ce5" table:formula="of:=[.S13]/[.$L$13]" office:value-type="percentage" office:value="0.0312433907234307" calcext:value-type="percentage">
            <text:p>3,12%</text:p>
          </table:table-cell>
          <table:table-cell table:style-name="ce5" table:formula="of:=[.T13]/[.$L$13]" office:value-type="percentage" office:value="0.0279666452423375" calcext:value-type="percentage">
            <text:p>2,80%</text:p>
          </table:table-cell>
          <table:table-cell table:style-name="ce5" table:formula="of:=[.U13]/[.$L$13]" office:value-type="percentage" office:value="0.0284125250396558" calcext:value-type="percentage">
            <text:p>2,84%</text:p>
          </table:table-cell>
          <table:table-cell table:style-name="ce5" table:formula="of:=[.V13]/[.$L$13]" office:value-type="percentage" office:value="0.0300291728498733" calcext:value-type="percentage">
            <text:p>3,00%</text:p>
          </table:table-cell>
          <table:table-cell table:style-name="ce5" table:formula="of:=[.W13]/[.$L$13]" office:value-type="percentage" office:value="0.0363817983240943" calcext:value-type="percentage">
            <text:p>3,64%</text:p>
          </table:table-cell>
          <table:table-cell table:style-name="ce5" table:formula="of:=[.X13]/[.$L$13]" office:value-type="percentage" office:value="0.0454826846326741" calcext:value-type="percentage">
            <text:p>4,55%</text:p>
          </table:table-cell>
          <table:table-cell table:style-name="ce5" table:formula="of:=[.Y13]/[.$L$13]" office:value-type="percentage" office:value="0.0391957922388279" calcext:value-type="percentage">
            <text:p>3,92%</text:p>
          </table:table-cell>
          <table:table-cell/>
          <table:table-cell table:formula="of:=[.AA37]+1" office:value-type="float" office:value="1809" calcext:value-type="float">
            <text:p>1809</text:p>
          </table:table-cell>
          <table:table-cell table:style-name="ce4" table:number-columns-repeated="8"/>
          <table:table-cell table:style-name="ce4" table:formula="of:=[.V23]*([.V23]/[.J11])" office:value-type="float" office:value="167181772.612904" calcext:value-type="float">
            <text:p>167 181 773</text:p>
          </table:table-cell>
          <table:table-cell table:style-name="ce4" table:formula="of:=[.$V$23]*([.W23]/[.$V$23])" office:value-type="float" office:value="10277351.6999999" calcext:value-type="float">
            <text:p>10 277 352</text:p>
          </table:table-cell>
          <table:table-cell table:style-name="ce4" table:formula="of:=[.$V$23]*([.X23]/[.$V$23])" office:value-type="float" office:value="7751644.5999999" calcext:value-type="float">
            <text:p>7 751 645</text:p>
          </table:table-cell>
          <table:table-cell table:style-name="ce4" table:formula="of:=[.$V$23]*([.Y23]/[.$V$23])" office:value-type="float" office:value="6455291.49999995" calcext:value-type="float">
            <text:p>6 455 291</text:p>
          </table:table-cell>
          <table:table-cell table:style-name="ce4" table:formula="of:=SUM([.AB38:.AM38])" office:value-type="float" office:value="191666060.412904" calcext:value-type="float">
            <text:p>191 666 060</text:p>
          </table:table-cell>
          <table:table-cell table:number-columns-repeated="98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11"/>
          <table:table-cell table:style-name="ce3" office:value-type="percentage" office:value="1" calcext:value-type="percentage">
            <text:p>100%</text:p>
          </table:table-cell>
          <table:table-cell table:style-name="ce5" table:formula="of:=[.N14]/[.$M$14]" office:value-type="percentage" office:value="0.0571117896813902" calcext:value-type="percentage">
            <text:p>5,71%</text:p>
          </table:table-cell>
          <table:table-cell table:style-name="ce5" table:formula="of:=[.O14]/[.$M$14]" office:value-type="percentage" office:value="0.0378473264486902" calcext:value-type="percentage">
            <text:p>3,78%</text:p>
          </table:table-cell>
          <table:table-cell table:style-name="ce5" table:formula="of:=[.P14]/[.$M$14]" office:value-type="percentage" office:value="0.0488712100003964" calcext:value-type="percentage">
            <text:p>4,89%</text:p>
          </table:table-cell>
          <table:table-cell table:style-name="ce5" table:formula="of:=[.Q14]/[.$M$14]" office:value-type="percentage" office:value="0.0392592134248106" calcext:value-type="percentage">
            <text:p>3,93%</text:p>
          </table:table-cell>
          <table:table-cell table:style-name="ce5" table:formula="of:=[.R14]/[.$M$14]" office:value-type="percentage" office:value="0.0398717110565033" calcext:value-type="percentage">
            <text:p>3,99%</text:p>
          </table:table-cell>
          <table:table-cell table:style-name="ce5" table:formula="of:=[.S14]/[.$M$14]" office:value-type="percentage" office:value="0.0318650692358759" calcext:value-type="percentage">
            <text:p>3,19%</text:p>
          </table:table-cell>
          <table:table-cell table:style-name="ce5" table:formula="of:=[.T14]/[.$M$14]" office:value-type="percentage" office:value="0.0272993164198614" calcext:value-type="percentage">
            <text:p>2,73%</text:p>
          </table:table-cell>
          <table:table-cell table:style-name="ce5" table:formula="of:=[.U14]/[.$M$14]" office:value-type="percentage" office:value="0.0276335747243141" calcext:value-type="percentage">
            <text:p>2,76%</text:p>
          </table:table-cell>
          <table:table-cell table:style-name="ce5" table:formula="of:=[.V14]/[.$M$14]" office:value-type="percentage" office:value="0.0279951853402899" calcext:value-type="percentage">
            <text:p>2,80%</text:p>
          </table:table-cell>
          <table:table-cell table:style-name="ce5" table:formula="of:=[.W14]/[.$M$14]" office:value-type="percentage" office:value="0.033786706569199" calcext:value-type="percentage">
            <text:p>3,38%</text:p>
          </table:table-cell>
          <table:table-cell table:style-name="ce5" table:formula="of:=[.X14]/[.$M$14]" office:value-type="percentage" office:value="0.0402226779809036" calcext:value-type="percentage">
            <text:p>4,02%</text:p>
          </table:table-cell>
          <table:table-cell table:style-name="ce5" table:formula="of:=[.Y14]/[.$M$14]" office:value-type="percentage" office:value="0.038307689733359" calcext:value-type="percentage">
            <text:p>3,83%</text:p>
          </table:table-cell>
          <table:table-cell/>
          <table:table-cell table:formula="of:=[.AA38]+1" office:value-type="float" office:value="1810" calcext:value-type="float">
            <text:p>1810</text:p>
          </table:table-cell>
          <table:table-cell table:style-name="ce4" table:number-columns-repeated="9"/>
          <table:table-cell table:style-name="ce4" table:formula="of:=[.W24]*([.W24]/[.K12])" office:value-type="float" office:value="213010403.440738" calcext:value-type="float">
            <text:p>213 010 403</text:p>
          </table:table-cell>
          <table:table-cell table:style-name="ce4" table:formula="of:=[.$W$24]*([.X24]/[.$W$24])" office:value-type="float" office:value="16291594.9000002" calcext:value-type="float">
            <text:p>16 291 595</text:p>
          </table:table-cell>
          <table:table-cell table:style-name="ce4" table:formula="of:=[.$W$24]*([.Y24]/[.$W$24])" office:value-type="float" office:value="11886180.6" calcext:value-type="float">
            <text:p>11 886 181</text:p>
          </table:table-cell>
          <table:table-cell table:style-name="ce4" table:formula="of:=SUM([.AB39:.AM39])" office:value-type="float" office:value="241188178.940738" calcext:value-type="float">
            <text:p>241 188 179</text:p>
          </table:table-cell>
          <table:table-cell table:number-columns-repeated="98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12"/>
          <table:table-cell table:style-name="ce3" office:value-type="percentage" office:value="1" calcext:value-type="percentage">
            <text:p>100%</text:p>
          </table:table-cell>
          <table:table-cell table:style-name="ce5" table:formula="of:=[.O15]/[.$N$15]" office:value-type="percentage" office:value="0.0689310730847882" calcext:value-type="percentage">
            <text:p>6,89%</text:p>
          </table:table-cell>
          <table:table-cell table:style-name="ce5" table:formula="of:=[.P15]/[.$N$15]" office:value-type="percentage" office:value="0.0712515966997446" calcext:value-type="percentage">
            <text:p>7,13%</text:p>
          </table:table-cell>
          <table:table-cell table:style-name="ce5" table:formula="of:=[.Q15]/[.$N$15]" office:value-type="percentage" office:value="0.0587613868769801" calcext:value-type="percentage">
            <text:p>5,88%</text:p>
          </table:table-cell>
          <table:table-cell table:style-name="ce5" table:formula="of:=[.R15]/[.$N$15]" office:value-type="percentage" office:value="0.0570653278637433" calcext:value-type="percentage">
            <text:p>5,71%</text:p>
          </table:table-cell>
          <table:table-cell table:style-name="ce5" table:formula="of:=[.S15]/[.$N$15]" office:value-type="percentage" office:value="0.0433989166134074" calcext:value-type="percentage">
            <text:p>4,34%</text:p>
          </table:table-cell>
          <table:table-cell table:style-name="ce5" table:formula="of:=[.T15]/[.$N$15]" office:value-type="percentage" office:value="0.039986558572063" calcext:value-type="percentage">
            <text:p>4,00%</text:p>
          </table:table-cell>
          <table:table-cell table:style-name="ce5" table:formula="of:=[.U15]/[.$N$15]" office:value-type="percentage" office:value="0.038920735102608" calcext:value-type="percentage">
            <text:p>3,89%</text:p>
          </table:table-cell>
          <table:table-cell table:style-name="ce5" table:formula="of:=[.V15]/[.$N$15]" office:value-type="percentage" office:value="0.0406351012127719" calcext:value-type="percentage">
            <text:p>4,06%</text:p>
          </table:table-cell>
          <table:table-cell table:style-name="ce5" table:formula="of:=[.W15]/[.$N$15]" office:value-type="percentage" office:value="0.0459315814491562" calcext:value-type="percentage">
            <text:p>4,59%</text:p>
          </table:table-cell>
          <table:table-cell table:style-name="ce5" table:formula="of:=[.X15]/[.$N$15]" office:value-type="percentage" office:value="0.0508112745156935" calcext:value-type="percentage">
            <text:p>5,08%</text:p>
          </table:table-cell>
          <table:table-cell table:style-name="ce5" table:formula="of:=[.Y15]/[.$N$15]" office:value-type="percentage" office:value="0.046702141273297" calcext:value-type="percentage">
            <text:p>4,67%</text:p>
          </table:table-cell>
          <table:table-cell/>
          <table:table-cell table:formula="of:=[.AA39]+1" office:value-type="float" office:value="1811" calcext:value-type="float">
            <text:p>1811</text:p>
          </table:table-cell>
          <table:table-cell table:style-name="ce4" table:number-columns-repeated="10"/>
          <table:table-cell table:style-name="ce4" table:formula="of:=[.X25]*([.X25]/[.L13])" office:value-type="float" office:value="236873664.515563" calcext:value-type="float">
            <text:p>236 873 665</text:p>
          </table:table-cell>
          <table:table-cell table:style-name="ce4" table:formula="of:=[.$X$25]*([.Y25]/[.$X$25])" office:value-type="float" office:value="13066993.1000001" calcext:value-type="float">
            <text:p>13 066 993</text:p>
          </table:table-cell>
          <table:table-cell table:style-name="ce4" table:formula="of:=SUM([.AB40:.AM40])" office:value-type="float" office:value="249940657.615563" calcext:value-type="float">
            <text:p>249 940 658</text:p>
          </table:table-cell>
          <table:table-cell table:number-columns-repeated="984"/>
        </table:table-row>
        <table:table-row table:style-name="ro1">
          <table:table-cell table:formula="of:=[.A40]+1" office:value-type="float" office:value="1702" calcext:value-type="float">
            <text:p>1702</text:p>
          </table:table-cell>
          <table:table-cell table:number-columns-repeated="13"/>
          <table:table-cell table:style-name="ce3" office:value-type="percentage" office:value="1" calcext:value-type="percentage">
            <text:p>100%</text:p>
          </table:table-cell>
          <table:table-cell table:style-name="ce5" table:formula="of:=[.P16]/[.$O$16]" office:value-type="percentage" office:value="0.0982681743250463" calcext:value-type="percentage">
            <text:p>9,83%</text:p>
          </table:table-cell>
          <table:table-cell table:style-name="ce5" table:formula="of:=[.Q16]/[.$O$16]" office:value-type="percentage" office:value="0.0678963527304417" calcext:value-type="percentage">
            <text:p>6,79%</text:p>
          </table:table-cell>
          <table:table-cell table:style-name="ce5" table:formula="of:=[.R16]/[.$O$16]" office:value-type="percentage" office:value="0.0617377826323851" calcext:value-type="percentage">
            <text:p>6,17%</text:p>
          </table:table-cell>
          <table:table-cell table:style-name="ce5" table:formula="of:=[.S16]/[.$O$16]" office:value-type="percentage" office:value="0.0497408875400479" calcext:value-type="percentage">
            <text:p>4,97%</text:p>
          </table:table-cell>
          <table:table-cell table:style-name="ce5" table:formula="of:=[.T16]/[.$O$16]" office:value-type="percentage" office:value="0.0437629914668496" calcext:value-type="percentage">
            <text:p>4,38%</text:p>
          </table:table-cell>
          <table:table-cell table:style-name="ce5" table:formula="of:=[.U16]/[.$O$16]" office:value-type="percentage" office:value="0.0413435338810823" calcext:value-type="percentage">
            <text:p>4,13%</text:p>
          </table:table-cell>
          <table:table-cell table:style-name="ce5" table:formula="of:=[.V16]/[.$O$16]" office:value-type="percentage" office:value="0.0455020663571995" calcext:value-type="percentage">
            <text:p>4,55%</text:p>
          </table:table-cell>
          <table:table-cell table:style-name="ce5" table:formula="of:=[.W16]/[.$O$16]" office:value-type="percentage" office:value="0.0553823514521059" calcext:value-type="percentage">
            <text:p>5,54%</text:p>
          </table:table-cell>
          <table:table-cell table:style-name="ce5" table:formula="of:=[.X16]/[.$O$16]" office:value-type="percentage" office:value="0.0467139228496809" calcext:value-type="percentage">
            <text:p>4,67%</text:p>
          </table:table-cell>
          <table:table-cell table:style-name="ce5" table:formula="of:=[.Y16]/[.$O$16]" office:value-type="percentage" office:value="0.045860384502542" calcext:value-type="percentage">
            <text:p>4,59%</text:p>
          </table:table-cell>
          <table:table-cell/>
          <table:table-cell table:formula="of:=[.AA40]+1" office:value-type="float" office:value="1812" calcext:value-type="float">
            <text:p>1812</text:p>
          </table:table-cell>
          <table:table-cell table:style-name="ce4" table:number-columns-repeated="11"/>
          <table:table-cell table:style-name="ce4" table:formula="of:=[.Y26]*([.Y26]/[.M14])" office:value-type="float" office:value="358957434.908389" calcext:value-type="float">
            <text:p>358 957 435</text:p>
          </table:table-cell>
          <table:table-cell table:style-name="ce4" table:formula="of:=SUM([.AB41:.AM41])" office:value-type="float" office:value="358957434.908389" calcext:value-type="float">
            <text:p>358 957 435</text:p>
          </table:table-cell>
          <table:table-cell table:number-columns-repeated="984"/>
        </table:table-row>
        <table:table-row table:style-name="ro1">
          <table:table-cell table:formula="of:=[.A41]+1" office:value-type="float" office:value="1703" calcext:value-type="float">
            <text:p>1703</text:p>
          </table:table-cell>
          <table:table-cell table:number-columns-repeated="14"/>
          <table:table-cell table:style-name="ce3" office:value-type="percentage" office:value="1" calcext:value-type="percentage">
            <text:p>100%</text:p>
          </table:table-cell>
          <table:table-cell table:style-name="ce5" table:formula="of:=[.Q17]/[.$P$17]" office:value-type="percentage" office:value="0.0722626901229546" calcext:value-type="percentage">
            <text:p>7,23%</text:p>
          </table:table-cell>
          <table:table-cell table:style-name="ce5" table:formula="of:=[.R17]/[.$P$17]" office:value-type="percentage" office:value="0.06429659085053" calcext:value-type="percentage">
            <text:p>6,43%</text:p>
          </table:table-cell>
          <table:table-cell table:style-name="ce5" table:formula="of:=[.S17]/[.$P$17]" office:value-type="percentage" office:value="0.0428190248524805" calcext:value-type="percentage">
            <text:p>4,28%</text:p>
          </table:table-cell>
          <table:table-cell table:style-name="ce5" table:formula="of:=[.T17]/[.$P$17]" office:value-type="percentage" office:value="0.0394886882386385" calcext:value-type="percentage">
            <text:p>3,95%</text:p>
          </table:table-cell>
          <table:table-cell table:style-name="ce5" table:formula="of:=[.U17]/[.$P$17]" office:value-type="percentage" office:value="0.0383170841667751" calcext:value-type="percentage">
            <text:p>3,83%</text:p>
          </table:table-cell>
          <table:table-cell table:style-name="ce5" table:formula="of:=[.V17]/[.$P$17]" office:value-type="percentage" office:value="0.0390319924141428" calcext:value-type="percentage">
            <text:p>3,90%</text:p>
          </table:table-cell>
          <table:table-cell table:style-name="ce5" table:formula="of:=[.W17]/[.$P$17]" office:value-type="percentage" office:value="0.0454275977067276" calcext:value-type="percentage">
            <text:p>4,54%</text:p>
          </table:table-cell>
          <table:table-cell table:style-name="ce5" table:formula="of:=[.X17]/[.$P$17]" office:value-type="percentage" office:value="0.0484668866651082" calcext:value-type="percentage">
            <text:p>4,85%</text:p>
          </table:table-cell>
          <table:table-cell table:style-name="ce5" table:formula="of:=[.Y17]/[.$P$17]" office:value-type="percentage" office:value="0.0405491558508131" calcext:value-type="percentage">
            <text:p>4,05%</text:p>
          </table:table-cell>
          <table:table-cell table:number-columns-repeated="14"/>
          <table:table-cell table:style-name="ce4" table:formula="of:=SUM([.AN30:.AN41])" office:value-type="float" office:value="2655640393.24115" calcext:value-type="float">
            <text:p>2 655 640 393</text:p>
          </table:table-cell>
          <table:table-cell table:number-columns-repeated="984"/>
        </table:table-row>
        <table:table-row table:style-name="ro1">
          <table:table-cell table:formula="of:=[.A42]+1" office:value-type="float" office:value="1704" calcext:value-type="float">
            <text:p>1704</text:p>
          </table:table-cell>
          <table:table-cell table:number-columns-repeated="15"/>
          <table:table-cell table:style-name="ce3" office:value-type="percentage" office:value="1" calcext:value-type="percentage">
            <text:p>100%</text:p>
          </table:table-cell>
          <table:table-cell table:style-name="ce5" table:formula="of:=[.R18]/[.$Q$18]" office:value-type="percentage" office:value="0.0788144478789646" calcext:value-type="percentage">
            <text:p>7,88%</text:p>
          </table:table-cell>
          <table:table-cell table:style-name="ce5" table:formula="of:=[.S18]/[.$Q$18]" office:value-type="percentage" office:value="0.0499690477880035" calcext:value-type="percentage">
            <text:p>5,00%</text:p>
          </table:table-cell>
          <table:table-cell table:style-name="ce5" table:formula="of:=[.T18]/[.$Q$18]" office:value-type="percentage" office:value="0.0458662458804155" calcext:value-type="percentage">
            <text:p>4,59%</text:p>
          </table:table-cell>
          <table:table-cell table:style-name="ce5" table:formula="of:=[.U18]/[.$Q$18]" office:value-type="percentage" office:value="0.0390821229976995" calcext:value-type="percentage">
            <text:p>3,91%</text:p>
          </table:table-cell>
          <table:table-cell table:style-name="ce5" table:formula="of:=[.V18]/[.$Q$18]" office:value-type="percentage" office:value="0.0391646091027785" calcext:value-type="percentage">
            <text:p>3,92%</text:p>
          </table:table-cell>
          <table:table-cell table:style-name="ce5" table:formula="of:=[.W18]/[.$Q$18]" office:value-type="percentage" office:value="0.0466901401951002" calcext:value-type="percentage">
            <text:p>4,67%</text:p>
          </table:table-cell>
          <table:table-cell table:style-name="ce5" table:formula="of:=[.X18]/[.$Q$18]" office:value-type="percentage" office:value="0.0499182222904093" calcext:value-type="percentage">
            <text:p>4,99%</text:p>
          </table:table-cell>
          <table:table-cell table:style-name="ce5" table:formula="of:=[.Y18]/[.$Q$18]" office:value-type="percentage" office:value="0.0390440218375057" calcext:value-type="percentage">
            <text:p>3,90%</text:p>
          </table:table-cell>
          <table:table-cell table:number-columns-repeated="14"/>
          <table:table-cell table:style-name="ce4"/>
          <table:table-cell table:number-columns-repeated="984"/>
        </table:table-row>
        <table:table-row table:style-name="ro1">
          <table:table-cell table:formula="of:=[.A43]+1" office:value-type="float" office:value="1705" calcext:value-type="float">
            <text:p>1705</text:p>
          </table:table-cell>
          <table:table-cell table:number-columns-repeated="16"/>
          <table:table-cell table:style-name="ce3" office:value-type="percentage" office:value="1" calcext:value-type="percentage">
            <text:p>100%</text:p>
          </table:table-cell>
          <table:table-cell table:style-name="ce5" table:formula="of:=[.S19]/[.$R$19]" office:value-type="percentage" office:value="0.0684501079840516" calcext:value-type="percentage">
            <text:p>6,85%</text:p>
          </table:table-cell>
          <table:table-cell table:style-name="ce5" table:formula="of:=[.T19]/[.$R$19]" office:value-type="percentage" office:value="0.0512521553189477" calcext:value-type="percentage">
            <text:p>5,13%</text:p>
          </table:table-cell>
          <table:table-cell table:style-name="ce5" table:formula="of:=[.U19]/[.$R$19]" office:value-type="percentage" office:value="0.0446715561958956" calcext:value-type="percentage">
            <text:p>4,47%</text:p>
          </table:table-cell>
          <table:table-cell table:style-name="ce5" table:formula="of:=[.V19]/[.$R$19]" office:value-type="percentage" office:value="0.0408405760768608" calcext:value-type="percentage">
            <text:p>4,08%</text:p>
          </table:table-cell>
          <table:table-cell table:style-name="ce5" table:formula="of:=[.W19]/[.$R$19]" office:value-type="percentage" office:value="0.0485582038457416" calcext:value-type="percentage">
            <text:p>4,86%</text:p>
          </table:table-cell>
          <table:table-cell table:style-name="ce5" table:formula="of:=[.X19]/[.$R$19]" office:value-type="percentage" office:value="0.0468192188580042" calcext:value-type="percentage">
            <text:p>4,68%</text:p>
          </table:table-cell>
          <table:table-cell table:style-name="ce5" table:formula="of:=[.Y19]/[.$R$19]" office:value-type="percentage" office:value="0.0386661370595518" calcext:value-type="percentage">
            <text:p>3,87%</text:p>
          </table:table-cell>
          <table:table-cell table:number-columns-repeated="14"/>
          <table:table-cell office:value-type="string" calcext:value-type="string">
            <text:p>Все когорты 2018</text:p>
          </table:table-cell>
          <table:table-cell table:number-columns-repeated="984"/>
        </table:table-row>
        <table:table-row table:style-name="ro1">
          <table:table-cell table:formula="of:=[.A44]+1" office:value-type="float" office:value="1706" calcext:value-type="float">
            <text:p>1706</text:p>
          </table:table-cell>
          <table:table-cell table:number-columns-repeated="17"/>
          <table:table-cell table:style-name="ce3" office:value-type="percentage" office:value="1" calcext:value-type="percentage">
            <text:p>100%</text:p>
          </table:table-cell>
          <table:table-cell table:style-name="ce5" table:formula="of:=[.T20]/[.$S$20]" office:value-type="percentage" office:value="0.0844553880595123" calcext:value-type="percentage">
            <text:p>8,45%</text:p>
          </table:table-cell>
          <table:table-cell table:style-name="ce5" table:formula="of:=[.U20]/[.$S$20]" office:value-type="percentage" office:value="0.0665731944187221" calcext:value-type="percentage">
            <text:p>6,66%</text:p>
          </table:table-cell>
          <table:table-cell table:style-name="ce5" table:formula="of:=[.V20]/[.$S$20]" office:value-type="percentage" office:value="0.0571957697476548" calcext:value-type="percentage">
            <text:p>5,72%</text:p>
          </table:table-cell>
          <table:table-cell table:style-name="ce5" table:formula="of:=[.W20]/[.$S$20]" office:value-type="percentage" office:value="0.0565643663063745" calcext:value-type="percentage">
            <text:p>5,66%</text:p>
          </table:table-cell>
          <table:table-cell table:style-name="ce5" table:formula="of:=[.X20]/[.$S$20]" office:value-type="percentage" office:value="0.0535127252598904" calcext:value-type="percentage">
            <text:p>5,35%</text:p>
          </table:table-cell>
          <table:table-cell table:style-name="ce5" table:formula="of:=[.Y20]/[.$S$20]" office:value-type="percentage" office:value="0.0489731685677857" calcext:value-type="percentage">
            <text:p>4,90%</text:p>
          </table:table-cell>
          <table:table-cell table:number-columns-repeated="14"/>
          <table:table-cell table:style-name="ce4" table:formula="of:=[.AN27]+[.AN42]" office:value-type="float" office:value="3761385459.10521" calcext:value-type="float">
            <text:p>3 761 385 459</text:p>
          </table:table-cell>
          <table:table-cell table:number-columns-repeated="984"/>
        </table:table-row>
        <table:table-row table:style-name="ro1">
          <table:table-cell table:formula="of:=[.A45]+1" office:value-type="float" office:value="1707" calcext:value-type="float">
            <text:p>1707</text:p>
          </table:table-cell>
          <table:table-cell table:number-columns-repeated="18"/>
          <table:table-cell table:style-name="ce3" office:value-type="percentage" office:value="1" calcext:value-type="percentage">
            <text:p>100%</text:p>
          </table:table-cell>
          <table:table-cell table:style-name="ce5" table:formula="of:=[.U21]/[.$T$21]" office:value-type="percentage" office:value="0.0742293470860987" calcext:value-type="percentage">
            <text:p>7,42%</text:p>
          </table:table-cell>
          <table:table-cell table:style-name="ce5" table:formula="of:=[.V21]/[.$T$21]" office:value-type="percentage" office:value="0.0448557676319915" calcext:value-type="percentage">
            <text:p>4,49%</text:p>
          </table:table-cell>
          <table:table-cell table:style-name="ce5" table:formula="of:=[.W21]/[.$T$21]" office:value-type="percentage" office:value="0.0518010169185594" calcext:value-type="percentage">
            <text:p>5,18%</text:p>
          </table:table-cell>
          <table:table-cell table:style-name="ce5" table:formula="of:=[.X21]/[.$T$21]" office:value-type="percentage" office:value="0.0501790910106803" calcext:value-type="percentage">
            <text:p>5,02%</text:p>
          </table:table-cell>
          <table:table-cell table:style-name="ce5" table:formula="of:=[.Y21]/[.$T$21]" office:value-type="percentage" office:value="0.0464892922576817" calcext:value-type="percentage">
            <text:p>4,65%</text:p>
          </table:table-cell>
          <table:table-cell table:number-columns-repeated="999"/>
        </table:table-row>
        <table:table-row table:style-name="ro1">
          <table:table-cell table:formula="of:=[.A46]+1" office:value-type="float" office:value="1708" calcext:value-type="float">
            <text:p>1708</text:p>
          </table:table-cell>
          <table:table-cell table:number-columns-repeated="19"/>
          <table:table-cell table:style-name="ce3" office:value-type="percentage" office:value="1" calcext:value-type="percentage">
            <text:p>100%</text:p>
          </table:table-cell>
          <table:table-cell table:style-name="ce5" table:formula="of:=[.V22]/[.$U$22]" office:value-type="percentage" office:value="0.0660911677553222" calcext:value-type="percentage">
            <text:p>6,61%</text:p>
          </table:table-cell>
          <table:table-cell table:style-name="ce5" table:formula="of:=[.W22]/[.$U$22]" office:value-type="percentage" office:value="0.0588746919731427" calcext:value-type="percentage">
            <text:p>5,89%</text:p>
          </table:table-cell>
          <table:table-cell table:style-name="ce5" table:formula="of:=[.X22]/[.$U$22]" office:value-type="percentage" office:value="0.0522838796572757" calcext:value-type="percentage">
            <text:p>5,23%</text:p>
          </table:table-cell>
          <table:table-cell table:style-name="ce5" table:formula="of:=[.Y22]/[.$U$22]" office:value-type="percentage" office:value="0.049719392830617" calcext:value-type="percentage">
            <text:p>4,97%</text:p>
          </table:table-cell>
          <table:table-cell table:number-columns-repeated="999"/>
        </table:table-row>
        <table:table-row table:style-name="ro1">
          <table:table-cell table:formula="of:=[.A47]+1" office:value-type="float" office:value="1709" calcext:value-type="float">
            <text:p>1709</text:p>
          </table:table-cell>
          <table:table-cell table:number-columns-repeated="20"/>
          <table:table-cell table:style-name="ce3" office:value-type="percentage" office:value="1" calcext:value-type="percentage">
            <text:p>100%</text:p>
          </table:table-cell>
          <table:table-cell table:style-name="ce5" table:formula="of:=[.W23]/[.$V$23]" office:value-type="percentage" office:value="0.0844610210699906" calcext:value-type="percentage">
            <text:p>8,45%</text:p>
          </table:table-cell>
          <table:table-cell table:style-name="ce5" table:formula="of:=[.X23]/[.$V$23]" office:value-type="percentage" office:value="0.0637043313296048" calcext:value-type="percentage">
            <text:p>6,37%</text:p>
          </table:table-cell>
          <table:table-cell table:style-name="ce5" table:formula="of:=[.Y23]/[.$V$23]" office:value-type="percentage" office:value="0.05305068147025" calcext:value-type="percentage">
            <text:p>5,31%</text:p>
          </table:table-cell>
          <table:table-cell table:number-columns-repeated="999"/>
        </table:table-row>
        <table:table-row table:style-name="ro1">
          <table:table-cell table:formula="of:=[.A48]+1" office:value-type="float" office:value="1710" calcext:value-type="float">
            <text:p>1710</text:p>
          </table:table-cell>
          <table:table-cell table:number-columns-repeated="21"/>
          <table:table-cell table:style-name="ce3" office:value-type="percentage" office:value="1" calcext:value-type="percentage">
            <text:p>100%</text:p>
          </table:table-cell>
          <table:table-cell table:style-name="ce5" table:formula="of:=[.X24]/[.$W$24]" office:value-type="percentage" office:value="0.0993287720592191" calcext:value-type="percentage">
            <text:p>9,93%</text:p>
          </table:table-cell>
          <table:table-cell table:style-name="ce5" table:formula="of:=[.Y24]/[.$W$24]" office:value-type="percentage" office:value="0.0724692536684728" calcext:value-type="percentage">
            <text:p>7,25%</text:p>
          </table:table-cell>
          <table:table-cell table:number-columns-repeated="999"/>
        </table:table-row>
        <table:table-row table:style-name="ro1">
          <table:table-cell table:formula="of:=[.A49]+1" office:value-type="float" office:value="1711" calcext:value-type="float">
            <text:p>1711</text:p>
          </table:table-cell>
          <table:table-cell table:number-columns-repeated="21"/>
          <table:table-cell table:style-name="ce5"/>
          <table:table-cell table:style-name="ce3" office:value-type="percentage" office:value="1" calcext:value-type="percentage">
            <text:p>100%</text:p>
          </table:table-cell>
          <table:table-cell table:style-name="ce5" table:formula="of:=[.Y25]/[.X25]" office:value-type="percentage" office:value="0.0672815639501965" calcext:value-type="percentage">
            <text:p>6,73%</text:p>
          </table:table-cell>
          <table:table-cell table:number-columns-repeated="999"/>
        </table:table-row>
        <table:table-row table:style-name="ro1">
          <table:table-cell table:formula="of:=[.A50]+1" office:value-type="float" office:value="1712" calcext:value-type="float">
            <text:p>1712</text:p>
          </table:table-cell>
          <table:table-cell table:number-columns-repeated="23"/>
          <table:table-cell table:style-name="ce3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 number:grouping="true"/>
      <number:text>   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21:28:08.4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имер_20_частичного_20_когортного_20_ан" style:display-name="PageStyle_Пример частичного когортного а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latiy</meta:initial-creator>
    <meta:creation-date>2019-10-20T10:57:14</meta:creation-date>
    <dc:date>2019-10-21T22:30:45.091000000</dc:date>
    <meta:generator>LibreOffice/6.2.4.2$Windows_x86 LibreOffice_project/2412653d852ce75f65fbfa83fb7e7b669a126d64</meta:generator>
    <meta:editing-duration>PT1H53M34S</meta:editing-duration>
    <meta:editing-cycles>10</meta:editing-cycles>
    <meta:document-statistic meta:table-count="1" meta:cell-count="9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